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2.766cm"/>
    </style:style>
    <style:style style:name="Таблица1.B" style:family="table-column">
      <style:table-column-properties style:column-width="2.182cm"/>
    </style:style>
    <style:style style:name="Таблица1.C" style:family="table-column">
      <style:table-column-properties style:column-width="6.562cm"/>
    </style:style>
    <style:style style:name="Таблица1.D" style:family="table-column">
      <style:table-column-properties style:column-width="5.491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2128e4" officeooo:paragraph-rsid="002128e4" style:font-weight-asian="bold" style:font-weight-complex="bold"/>
    </style:style>
    <style:style style:name="P4" style:family="paragraph" style:parent-style-name="Standard">
      <style:text-properties fo:font-weight="bold" officeooo:rsid="002128e4" officeooo:paragraph-rsid="002128e4" style:font-weight-asian="bold" style:font-weight-complex="bold"/>
    </style:style>
    <style:style style:name="P5" style:family="paragraph" style:parent-style-name="Standard">
      <loext:graphic-properties draw:fill="none"/>
      <style:paragraph-properties fo:margin-left="0cm" fo:margin-right="0cm" fo:text-indent="0.801cm" style:auto-text-indent="false" fo:background-color="transparent"/>
      <style:text-properties officeooo:rsid="0020a308" officeooo:paragraph-rsid="0020a308"/>
    </style:style>
    <style:style style:name="P6" style:family="paragraph" style:parent-style-name="Standard">
      <loext:graphic-properties draw:fill="none"/>
      <style:paragraph-properties fo:margin-left="0cm" fo:margin-right="0cm" fo:text-indent="0.801cm" style:auto-text-indent="false" fo:background-color="transparent"/>
      <style:text-properties fo:font-weight="normal" officeooo:rsid="00249e79" officeooo:paragraph-rsid="00249e79" style:font-weight-asian="normal" style:font-weight-complex="normal"/>
    </style:style>
    <style:style style:name="P7" style:family="paragraph" style:parent-style-name="Standard">
      <loext:graphic-properties draw:fill="none"/>
      <style:paragraph-properties fo:margin-left="0cm" fo:margin-right="0cm" fo:text-indent="0.801cm" style:auto-text-indent="false" fo:background-color="transparent"/>
      <style:text-properties fo:font-weight="normal" officeooo:rsid="0028ff68" officeooo:paragraph-rsid="002a54c6" style:font-weight-asian="normal" style:font-weight-complex="normal"/>
    </style:style>
    <style:style style:name="P8" style:family="paragraph" style:parent-style-name="Standard">
      <loext:graphic-properties draw:fill="none"/>
      <style:paragraph-properties fo:margin-left="0cm" fo:margin-right="0cm" fo:text-indent="0.801cm" style:auto-text-indent="false" fo:background-color="transparent"/>
      <style:text-properties fo:font-weight="bold" officeooo:rsid="00249e79" officeooo:paragraph-rsid="00249e79" style:font-weight-asian="bold" style:font-weight-complex="bold"/>
    </style:style>
    <style:style style:name="P9" style:family="paragraph" style:parent-style-name="Standard">
      <loext:graphic-properties draw:fill="none"/>
      <style:paragraph-properties fo:margin-left="0cm" fo:margin-right="0cm" fo:text-indent="0.801cm" style:auto-text-indent="false" fo:background-color="transparent"/>
      <style:text-properties fo:font-weight="bold" officeooo:rsid="0024a533" officeooo:paragraph-rsid="0024a533" style:font-weight-asian="bold" style:font-weight-complex="bold"/>
    </style:style>
    <style:style style:name="P10" style:family="paragraph" style:parent-style-name="Standard">
      <loext:graphic-properties draw:fill="none"/>
      <style:paragraph-properties fo:margin-left="0cm" fo:margin-right="0cm" fo:text-indent="0.801cm" style:auto-text-indent="false" fo:background-color="transparent"/>
      <style:text-properties fo:font-weight="bold" officeooo:rsid="002a54c6" officeooo:paragraph-rsid="002a54c6" style:font-weight-asian="bold" style:font-weight-complex="bold"/>
    </style:style>
    <style:style style:name="P11" style:family="paragraph" style:parent-style-name="Standard">
      <loext:graphic-properties draw:fill="none"/>
      <style:paragraph-properties fo:margin-left="0cm" fo:margin-right="0cm" fo:text-indent="0.801cm" style:auto-text-indent="false" fo:background-color="transparent"/>
      <style:text-properties officeooo:rsid="001f2717" officeooo:paragraph-rsid="001f2717"/>
    </style:style>
    <style:style style:name="P12"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8ff68" officeooo:paragraph-rsid="002a54c6" style:font-size-asian="10pt" style:font-weight-asian="normal" style:font-size-complex="10pt" style:font-weight-complex="normal"/>
    </style:style>
    <style:style style:name="P13"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8ff68" officeooo:paragraph-rsid="002ea7bc" style:font-size-asian="10pt" style:font-weight-asian="normal" style:font-size-complex="10pt" style:font-weight-complex="normal"/>
    </style:style>
    <style:style style:name="P14"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8ff68" officeooo:paragraph-rsid="003176dd" style:font-size-asian="10pt" style:font-weight-asian="normal" style:font-size-complex="10pt" style:font-weight-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fac0d" officeooo:paragraph-rsid="002fac0d" style:font-size-asian="10pt" style:font-weight-asian="normal" style:font-size-complex="10pt" style:font-weight-complex="normal"/>
    </style:style>
    <style:style style:name="P16" style:family="paragraph" style:parent-style-name="Standard" style:master-page-name="">
      <loext:graphic-properties draw:fill="none"/>
      <style:paragraph-properties fo:margin-left="0cm" fo:margin-right="0cm" fo:text-indent="0cm" style:auto-text-indent="false" style:page-number="auto" fo:break-before="page" fo:background-color="transparent"/>
      <style:text-properties fo:font-size="10pt" fo:font-weight="normal" officeooo:rsid="0028ff68" officeooo:paragraph-rsid="002fac0d" style:font-size-asian="10pt" style:font-weight-asian="normal" style:font-size-complex="10pt" style:font-weight-complex="normal"/>
    </style:style>
    <style:style style:name="P17" style:family="paragraph" style:parent-style-name="Standard">
      <loext:graphic-properties draw:fill="none"/>
      <style:paragraph-properties fo:margin-left="0cm" fo:margin-right="0cm" fo:text-indent="0.801cm" style:auto-text-indent="false" fo:background-color="transparent"/>
      <style:text-properties fo:font-weight="normal" officeooo:rsid="002128e4" officeooo:paragraph-rsid="00249e79" style:font-weight-asian="normal" style:font-weight-complex="normal"/>
    </style:style>
    <style:style style:name="P18" style:family="paragraph" style:parent-style-name="Standard">
      <loext:graphic-properties draw:fill="none"/>
      <style:paragraph-properties fo:margin-left="0cm" fo:margin-right="0cm" fo:text-indent="0.801cm" style:auto-text-indent="false" fo:background-color="transparent"/>
      <style:text-properties fo:font-weight="normal" officeooo:rsid="002128e4" officeooo:paragraph-rsid="0035d201" style:font-weight-asian="normal" style:font-weight-complex="normal"/>
    </style:style>
    <style:style style:name="P19" style:family="paragraph" style:parent-style-name="Standard">
      <loext:graphic-properties draw:fill="none"/>
      <style:paragraph-properties fo:margin-left="0cm" fo:margin-right="0cm" fo:text-indent="0.801cm" style:auto-text-indent="false" fo:background-color="transparent"/>
      <style:text-properties fo:font-weight="normal" officeooo:rsid="00249e79" officeooo:paragraph-rsid="00249e79" style:font-weight-asian="normal" style:font-weight-complex="normal"/>
    </style:style>
    <style:style style:name="P20" style:family="paragraph" style:parent-style-name="Standard">
      <loext:graphic-properties draw:fill="none"/>
      <style:paragraph-properties fo:margin-left="0cm" fo:margin-right="0cm" fo:text-indent="0.801cm" style:auto-text-indent="false" fo:background-color="transparent"/>
      <style:text-properties fo:font-weight="normal" officeooo:rsid="0036d398" officeooo:paragraph-rsid="0036d398" style:font-weight-asian="normal" style:font-weight-complex="normal"/>
    </style:style>
    <style:style style:name="P21" style:family="paragraph" style:parent-style-name="Standard">
      <loext:graphic-properties draw:fill="none"/>
      <style:paragraph-properties fo:margin-left="0cm" fo:margin-right="0cm" fo:text-indent="0.801cm" style:auto-text-indent="false" fo:background-color="transparent"/>
      <style:text-properties fo:font-weight="normal" officeooo:rsid="0028ff68" officeooo:paragraph-rsid="0038bcf0" style:font-weight-asian="normal" style:font-weight-complex="normal"/>
    </style:style>
    <style:style style:name="P22" style:family="paragraph" style:parent-style-name="Standard">
      <loext:graphic-properties draw:fill="none"/>
      <style:paragraph-properties fo:margin-left="0cm" fo:margin-right="0cm" fo:text-indent="0.801cm" style:auto-text-indent="false" fo:background-color="transparent"/>
      <style:text-properties fo:font-weight="normal" officeooo:rsid="002873e4" officeooo:paragraph-rsid="002873e4" style:font-weight-asian="normal" style:font-weight-complex="normal"/>
    </style:style>
    <style:style style:name="P23" style:family="paragraph" style:parent-style-name="Standard">
      <loext:graphic-properties draw:fill="none"/>
      <style:paragraph-properties fo:margin-left="0cm" fo:margin-right="0cm" fo:text-indent="0.801cm" style:auto-text-indent="false" fo:background-color="transparent"/>
      <style:text-properties fo:font-weight="normal" officeooo:rsid="0036f7c0" officeooo:paragraph-rsid="0036f7c0" style:font-weight-asian="normal" style:font-weight-complex="normal"/>
    </style:style>
    <style:style style:name="P24" style:family="paragraph" style:parent-style-name="Standard">
      <loext:graphic-properties draw:fill="none"/>
      <style:paragraph-properties fo:margin-left="0cm" fo:margin-right="0cm" fo:text-align="start" style:justify-single-word="false" fo:text-indent="0.801cm" style:auto-text-indent="false" fo:background-color="transparent"/>
      <style:text-properties officeooo:rsid="002128e4" officeooo:paragraph-rsid="0032f478"/>
    </style:style>
    <style:style style:name="P25" style:family="paragraph" style:parent-style-name="Standard">
      <loext:graphic-properties draw:fill="none"/>
      <style:paragraph-properties fo:margin-left="0cm" fo:margin-right="0cm" fo:text-align="start" style:justify-single-word="false" fo:text-indent="0.801cm" style:auto-text-indent="false" fo:background-color="transparent"/>
      <style:text-properties officeooo:rsid="002128e4" officeooo:paragraph-rsid="0033e6ec"/>
    </style:style>
    <style:style style:name="P26" style:family="paragraph" style:parent-style-name="Standard">
      <loext:graphic-properties draw:fill="none"/>
      <style:paragraph-properties fo:margin-left="0cm" fo:margin-right="0cm" fo:text-indent="0.801cm" style:auto-text-indent="false" fo:background-color="transparent"/>
      <style:text-properties officeooo:rsid="0020a308" officeooo:paragraph-rsid="0020a308"/>
    </style:style>
    <style:style style:name="P27" style:family="paragraph" style:parent-style-name="Standard">
      <loext:graphic-properties draw:fill="none"/>
      <style:paragraph-properties fo:margin-left="0cm" fo:margin-right="0cm" fo:text-indent="0.801cm" style:auto-text-indent="false" fo:background-color="transparent"/>
      <style:text-properties fo:font-weight="bold" officeooo:rsid="00249e79" officeooo:paragraph-rsid="0036d398" style:font-weight-asian="bold" style:font-weight-complex="bold"/>
    </style:style>
    <style:style style:name="P28" style:family="paragraph" style:parent-style-name="Standard">
      <loext:graphic-properties draw:fill="none"/>
      <style:paragraph-properties fo:margin-left="0cm" fo:margin-right="0cm" fo:text-indent="0.801cm" style:auto-text-indent="false" fo:background-color="transparent"/>
      <style:text-properties fo:font-weight="bold" officeooo:rsid="0024a533" officeooo:paragraph-rsid="0024a533" style:font-weight-asian="bold" style:font-weight-complex="bold"/>
    </style:style>
    <style:style style:name="P29" style:family="paragraph" style:parent-style-name="Standard">
      <loext:graphic-properties draw:fill="none"/>
      <style:paragraph-properties fo:margin-left="0cm" fo:margin-right="0cm" fo:text-indent="0.801cm" style:auto-text-indent="false" fo:background-color="transparent"/>
      <style:text-properties fo:font-weight="bold" officeooo:rsid="0024a533" officeooo:paragraph-rsid="0036d398" style:font-weight-asian="bold" style:font-weight-complex="bold"/>
    </style:style>
    <style:style style:name="P30" style:family="paragraph" style:parent-style-name="Standard" style:master-page-name="">
      <loext:graphic-properties draw:fill="none"/>
      <style:paragraph-properties fo:margin-left="0cm" fo:margin-right="0cm" fo:text-indent="0.801cm" style:auto-text-indent="false" style:page-number="auto" fo:background-color="transparent"/>
      <style:text-properties fo:font-weight="normal" officeooo:rsid="002128e4" officeooo:paragraph-rsid="0035d201" style:font-weight-asian="normal" style:font-weight-complex="normal"/>
    </style:style>
    <style:style style:name="P31" style:family="paragraph" style:parent-style-name="Standard" style:master-page-name="">
      <loext:graphic-properties draw:fill="none"/>
      <style:paragraph-properties fo:margin-left="0cm" fo:margin-right="0cm" fo:text-align="start" style:justify-single-word="false" fo:text-indent="0.801cm" style:auto-text-indent="false" style:page-number="auto" fo:background-color="transparent"/>
      <style:text-properties officeooo:rsid="002128e4" officeooo:paragraph-rsid="002128e4"/>
    </style:style>
    <style:style style:name="P32" style:family="paragraph" style:parent-style-name="Standard" style:master-page-name="">
      <loext:graphic-properties draw:fill="none"/>
      <style:paragraph-properties fo:margin-left="0cm" fo:margin-right="0cm" fo:text-align="start" style:justify-single-word="false" fo:text-indent="0.801cm" style:auto-text-indent="false" style:page-number="auto" fo:background-color="transparent"/>
      <style:text-properties style:text-position="0% 100%" officeooo:rsid="0020a308" officeooo:paragraph-rsid="0032f478" style:font-size-asian="10.5pt"/>
    </style:style>
    <style:style style:name="P33" style:family="paragraph" style:parent-style-name="Standard">
      <style:paragraph-properties fo:text-align="start" style:justify-single-word="false"/>
      <style:text-properties fo:font-weight="bold" officeooo:rsid="002128e4" officeooo:paragraph-rsid="002128e4" style:font-weight-asian="bold"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8ff68" officeooo:paragraph-rsid="002a54c6" style:font-size-asian="10pt" style:font-weight-asian="normal" style:font-size-complex="10pt" style:font-weight-complex="normal"/>
    </style:style>
    <style:style style:name="P35"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8ff68" officeooo:paragraph-rsid="0036d398" style:font-size-asian="10pt" style:font-weight-asian="normal" style:font-size-complex="10pt" style:font-weight-complex="normal"/>
    </style:style>
    <style:style style:name="P36" style:family="paragraph" style:parent-style-name="Standard">
      <loext:graphic-properties draw:fill="none"/>
      <style:paragraph-properties fo:margin-left="0cm" fo:margin-right="0cm" fo:text-indent="0cm" style:auto-text-indent="false" fo:background-color="transparent"/>
      <style:text-properties fo:font-size="10pt" fo:font-weight="normal" officeooo:rsid="002fac0d" officeooo:paragraph-rsid="0036d398" style:font-size-asian="10pt" style:font-weight-asian="normal" style:font-size-complex="10pt" style:font-weight-complex="normal"/>
    </style:style>
    <style:style style:name="P37" style:family="paragraph" style:parent-style-name="Standard">
      <loext:graphic-properties draw:fill="none"/>
      <style:paragraph-properties fo:margin-left="0cm" fo:margin-right="0cm" fo:text-indent="0cm" style:auto-text-indent="false" fo:background-color="transparent"/>
      <style:text-properties fo:font-weight="normal" officeooo:rsid="00375d19" officeooo:paragraph-rsid="00375d19" style:font-weight-asian="normal" style:font-weight-complex="normal"/>
    </style:style>
    <style:style style:name="T1" style:family="text">
      <style:text-properties officeooo:rsid="001db4b5"/>
    </style:style>
    <style:style style:name="T2" style:family="text">
      <style:text-properties style:text-position="0% 100%" style:font-size-asian="10.5pt"/>
    </style:style>
    <style:style style:name="T3" style:family="text">
      <style:text-properties style:text-position="0% 100%" fo:font-weight="normal" style:font-size-asian="10.5pt"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5d201" style:font-weight-asian="bold" style:font-weight-complex="bold"/>
    </style:style>
    <style:style style:name="T6" style:family="text">
      <style:text-properties officeooo:rsid="002a54c6"/>
    </style:style>
    <style:style style:name="T7" style:family="text">
      <style:text-properties officeooo:rsid="002fac0d"/>
    </style:style>
    <style:style style:name="T8" style:family="text">
      <style:text-properties officeooo:rsid="003176dd"/>
    </style:style>
    <style:style style:name="T9" style:family="text">
      <style:text-properties fo:font-weight="normal" style:font-weight-asian="normal" style:font-weight-complex="normal"/>
    </style:style>
    <style:style style:name="T10" style:family="text">
      <style:text-properties fo:font-weight="normal" officeooo:rsid="0032f478" style:font-weight-asian="normal" style:font-weight-complex="normal"/>
    </style:style>
    <style:style style:name="T11" style:family="text">
      <style:text-properties officeooo:rsid="0032f478"/>
    </style:style>
    <style:style style:name="T12" style:family="text">
      <style:text-properties officeooo:rsid="0033e6ec"/>
    </style:style>
    <style:style style:name="T13" style:family="text">
      <style:text-properties officeooo:rsid="0034d802"/>
    </style:style>
    <style:style style:name="T14" style:family="text">
      <style:text-properties officeooo:rsid="0036d398"/>
    </style:style>
    <style:style style:name="T15" style:family="text">
      <style:text-properties officeooo:rsid="00375d19"/>
    </style:style>
    <style:style style:name="T16" style:family="text">
      <style:text-properties officeooo:rsid="0038bc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Лабораторная работа <text:span text:style-name="T1">№</text:span>1</text:p>
      <text:p text:style-name="P3"/>
      <text:p text:style-name="P2">Синхронизация параллельных процессов. Производитель-потребитель.</text:p>
      <text:p text:style-name="P2"/>
      <text:p text:style-name="P33">1. Постановка задачи.</text:p>
      <text:p text:style-name="P31"><text:span text:style-name="T9"/></text:p>
      <text:p text:style-name="P24"><text:span text:style-name="T1">Была поставлена задача, разработать 2-е программы </text:span><text:span text:style-name="T9">выполняющ</text:span><text:span text:style-name="T10">ие</text:span><text:span text:style-name="T9"> сравнение двух файлов (по аналогии с утилитой Linux diff )</text:span><text:span text:style-name="T1">. </text:span></text:p>
      <text:p text:style-name="P11">Первая программа должна состоять из <text:span text:style-name="T11">трех</text:span> потоков. <text:span text:style-name="T11">Первые два потока занимаются чтение данных из файлов и помещением их в переменные для дальнейшего сравнения</text:span>. <text:span text:style-name="T11">Третий</text:span> поток производит чтение данных из <text:span text:style-name="T11">переменных и дальнейшего их сравнения</text:span>. <text:span text:style-name="T11">Чтение данных производится построчно</text:span>. <text:span text:style-name="T11">Может быть прочитано по одной строке из каждого файла единовременно до момента их сравнения, последующее чтение проводится только при условии сравнения предыдущих значений, т.е. процессы читатели ожидают очередь на следующее чтение данных.</text:span></text:p>
      <text:p text:style-name="P5">Вторая программа должна проводить те-же действия, что и первая (<text:span text:style-name="T12">чтение данных из файла с последующим сравнением</text:span>), но не используя параллельные потоки, а последовательно <text:span text:style-name="T12">считывая строки из обоих файлов и сравнивая их между собой</text:span>.</text:p>
      <text:p text:style-name="P25"><text:span text:style-name="T3">Файлы должны иметь различную длину строк и количество строк. Длина строк изменяется от нескольких символов до нескольких тысяч символов. Количество строк изменяется от нескольких десятков до нескольких десятков тысяч. Рекомендуется использовать не менее 10 различных значений для длин строк и количества строк в файлах при проведении экспериментов.</text:span></text:p>
      <text:p text:style-name="P5"><text:span text:style-name="T2"/></text:p>
      <text:p text:style-name="P32"/>
      <text:p text:style-name="P4">2. Словесное описание работы параллельного алгоритма.</text:p>
      <text:p text:style-name="P4"/>
      <text:p text:style-name="P30">Программа производит <text:span text:style-name="T12">построчное чтение содержимого двух файлов</text:span>. <text:span text:style-name="T12">За чтение двух различных файлов отвечают два разных потока, после прочтения данных, управление передается потоку сравнения строк, которых в случае отличия оных выводит содержимое на экран, указывая номер сравниваемой строки.</text:span> Для упрощения расчета, <text:span text:style-name="T12">длинно строк и их количество будут формировать </text:span>автоматически, <text:span text:style-name="T12">от 2-х символов до нескольких тысяч символов на строку с количеством строк </text:span>от 10 до <text:span text:style-name="T13">несколько десятков тысяч строк. Для хранения считанных данных и счетчиков чтения, будет добавлен отдельный класс, на основании данных которого будет проводиться операция сравнения считанных данных . Для потоков чтения данных из файлов и дальнейшего сравнения так-же будут созданы отдельные классы , которые будут являться дочерними классу Thread, и в которых будет перегружен метод «run», который отвечает <text:s/>за работу потока. Потоки будут взаимодействовать между собой посредством методов wait() - который переводит вызывающий поток в режим ожидания и notifyAll() - который возобновляет работы всех потоков, которые были ранее приостановлены. После прочтения по строке каждым потоком из своего файла, дальнейшая их работа будет приостановлена методом wait(), который будет вызываться текущими потоками. Прерывание режима ожидания потоков чтения будет проводиться потоком сравнения данных посредством вызова метода <text:s/>notifyAll(), после проведения процедуры сравнения строк и фиксацией позиции сравниваем строк файлов, которая в дальнейшем позволит потокам чтения читать следующие строки файлов. Время, затраченное потоками на чтение и сравнения данных обоих файлов будет вычисляться посредством разницы времени запуска потоков и дальнейшей их остановки</text:span></text:p>
      <text:p text:style-name="P18"><text:span text:style-name="T13"><text:s/></text:span></text:p>
      <text:p text:style-name="P8">3. Исходные тексты программы:</text:p>
      <text:p text:style-name="P6"><text:span text:style-name="T4">3.1</text:span> <text:span text:style-name="T4">Программа с последовательным </text:span><text:span text:style-name="T5">чтением</text:span><text:span text:style-name="T4"> (без использования отдельных потоков):</text:span></text:p>
      <text:p text:style-name="P17"><text:soft-page-break/>import java.util.*;</text:p>
      <text:p text:style-name="P17"/>
      <text:p text:style-name="P17">public class Main {</text:p>
      <text:p text:style-name="P17"><text:s text:c="4"/>public static void main(String[] args) {</text:p>
      <text:p text:style-name="P17"><text:s text:c="8"/>Main app = new Main();</text:p>
      <text:p text:style-name="P17"><text:s text:c="8"/>app.startDiff();</text:p>
      <text:p text:style-name="P17"><text:s text:c="4"/>}</text:p>
      <text:p text:style-name="P17"/>
      <text:p text:style-name="P17"><text:s text:c="4"/>private void startDiff() {</text:p>
      <text:p text:style-name="P17"><text:s text:c="8"/>String file1 = "file1.txt";</text:p>
      <text:p text:style-name="P17"><text:s text:c="8"/>String file2 = "file2.txt";</text:p>
      <text:p text:style-name="P17"><text:s text:c="8"/>int maxCountLetters = 10000;</text:p>
      <text:p text:style-name="P17"><text:s text:c="8"/>int maxCountLines = 100000;</text:p>
      <text:p text:style-name="P17"/>
      <text:p text:style-name="P17"><text:s text:c="8"/>FileOperation fileOperation = new FileOperation();</text:p>
      <text:p text:style-name="P17"/>
      <text:p text:style-name="P17"><text:s text:c="8"/>int countLetters = 2;</text:p>
      <text:p text:style-name="P17"><text:s text:c="8"/>int countLines = 0;</text:p>
      <text:p text:style-name="P17"><text:s text:c="8"/>String mess = "";</text:p>
      <text:p text:style-name="P17"><text:s text:c="8"/>long startTime = 0;</text:p>
      <text:p text:style-name="P17"><text:s text:c="8"/>long runTime = 0;</text:p>
      <text:p text:style-name="P17"><text:s text:c="8"/>HashMap&lt;String, Long&gt; listRunTime = new HashMap&lt;&gt;();</text:p>
      <text:p text:style-name="P17"><text:s text:c="8"/>ArrayList&lt;String&gt; listKey = new ArrayList&lt;&gt;();</text:p>
      <text:p text:style-name="P17"/>
      <text:p text:style-name="P17"><text:s text:c="8"/>while (countLetters &lt;= maxCountLetters) {</text:p>
      <text:p text:style-name="P17"/>
      <text:p text:style-name="P17"><text:s text:c="12"/>countLines = 10;</text:p>
      <text:p text:style-name="P17"/>
      <text:p text:style-name="P17"><text:s text:c="12"/>while (countLines &lt;= maxCountLines) {</text:p>
      <text:p text:style-name="P17"><text:s text:c="16"/>mess = "DIFF OPERATION FOR: COUNT LETTERS = \"" + countLetters</text:p>
      <text:p text:style-name="P17"><text:s text:c="24"/>+ "\", COUNT LINES = \"" + countLines + "\". ";</text:p>
      <text:p text:style-name="P17"><text:s text:c="16"/>System.out.println("\n" + mess);</text:p>
      <text:p text:style-name="P17"/>
      <text:p text:style-name="P17"><text:s text:c="16"/>fileOperation.generationFile(file1, countLetters, countLines);</text:p>
      <text:p text:style-name="P17"><text:s text:c="16"/>fileOperation.addDiff(file1, file2, 3);</text:p>
      <text:p text:style-name="P17"/>
      <text:p text:style-name="P17"><text:s text:c="16"/>startTime = System.currentTimeMillis();</text:p>
      <text:p text:style-name="P17"/>
      <text:p text:style-name="P17"><text:s text:c="16"/>fileOperation.diffFiles(file1, file2);</text:p>
      <text:p text:style-name="P17"/>
      <text:p text:style-name="P17"><text:s text:c="16"/>runTime = System.currentTimeMillis() - startTime;</text:p>
      <text:p text:style-name="P17"><text:s text:c="16"/>listRunTime.put(mess, runTime);</text:p>
      <text:p text:style-name="P17"><text:s text:c="16"/>listKey.add(mess);</text:p>
      <text:p text:style-name="P17"/>
      <text:p text:style-name="P17"><text:s text:c="16"/>countLines = (countLines &lt; 1000) ? (countLines + 200) : (countLines * 3);</text:p>
      <text:p text:style-name="P17"><text:s text:c="12"/>}</text:p>
      <text:p text:style-name="P17"/>
      <text:p text:style-name="P17"><text:s text:c="12"/>countLetters = (countLetters &lt; 1000) ? (countLetters + 200) : (countLetters * 2);</text:p>
      <text:p text:style-name="P17"><text:s text:c="8"/>}</text:p>
      <text:p text:style-name="P17"/>
      <text:p text:style-name="P17"><text:s text:c="8"/>System.out.println("=".repeat(100));</text:p>
      <text:p text:style-name="P17">// <text:s text:c="7"/>Collections.sort(listKey);</text:p>
      <text:p text:style-name="P17"><text:soft-page-break/></text:p>
      <text:p text:style-name="P17"><text:s text:c="8"/>for (String key: listKey) {</text:p>
      <text:p text:style-name="P17"><text:s text:c="12"/>runTime = listRunTime.get(key);</text:p>
      <text:p text:style-name="P17"><text:s text:c="12"/>System.out.println(key + "Time running = " + runTime);</text:p>
      <text:p text:style-name="P17"><text:s text:c="8"/>}</text:p>
      <text:p text:style-name="P17"><text:s text:c="4"/>}</text:p>
      <text:p text:style-name="P17">}</text:p>
      <text:p text:style-name="P17"/>
      <text:p text:style-name="P17">import java.io.*;</text:p>
      <text:p text:style-name="P17">import java.nio.file.*;</text:p>
      <text:p text:style-name="P17">import java.util.ArrayList;</text:p>
      <text:p text:style-name="P17"/>
      <text:p text:style-name="P17">public class FileOperation {</text:p>
      <text:p text:style-name="P17"><text:s text:c="4"/>public void generationFile(String fileName, int countLetters, int countLines) {</text:p>
      <text:p text:style-name="P17"><text:s text:c="8"/>StringOperation stringOperation = new StringOperation();</text:p>
      <text:p text:style-name="P17"><text:s text:c="8"/>ArrayList&lt;String&gt; listLine = new ArrayList&lt;&gt;();</text:p>
      <text:p text:style-name="P17"/>
      <text:p text:style-name="P17"><text:s text:c="8"/>for (int i = 1; i &lt;= countLines; i++) {</text:p>
      <text:p text:style-name="P17">// <text:s text:c="11"/>countLetters = 2 + (int) (Math.random() * (countLetters - 2));</text:p>
      <text:p text:style-name="P17"><text:s text:c="12"/>String str = stringOperation.generationString(countLetters);</text:p>
      <text:p text:style-name="P17"><text:s text:c="12"/>listLine.add(str);</text:p>
      <text:p text:style-name="P17"><text:s text:c="8"/>}</text:p>
      <text:p text:style-name="P17"/>
      <text:p text:style-name="P17"><text:s text:c="8"/>writeFile(listLine, fileName);</text:p>
      <text:p text:style-name="P17"><text:s text:c="4"/>}</text:p>
      <text:p text:style-name="P17"/>
      <text:p text:style-name="P17"><text:s text:c="4"/>private void writeFile(ArrayList&lt;String&gt; listLine, String fileName) {</text:p>
      <text:p text:style-name="P17"/>
      <text:p text:style-name="P17"><text:s text:c="8"/>FileWriter fileWriter = null;</text:p>
      <text:p text:style-name="P17"><text:s text:c="8"/>try</text:p>
      <text:p text:style-name="P17"><text:s text:c="8"/>{</text:p>
      <text:p text:style-name="P17"><text:s text:c="12"/>fileWriter = new FileWriter(fileName, false);</text:p>
      <text:p text:style-name="P17"/>
      <text:p text:style-name="P17"><text:s text:c="12"/>for (String str: listLine) {</text:p>
      <text:p text:style-name="P17"><text:s text:c="16"/>fileWriter.write(str);</text:p>
      <text:p text:style-name="P17"><text:s text:c="16"/>fileWriter.append("\r");</text:p>
      <text:p text:style-name="P17"><text:s text:c="16"/>fileWriter.append("\n");</text:p>
      <text:p text:style-name="P17"><text:s text:c="12"/>}</text:p>
      <text:p text:style-name="P17"/>
      <text:p text:style-name="P17"><text:s text:c="12"/>fileWriter.flush();</text:p>
      <text:p text:style-name="P17"><text:s text:c="8"/>} catch(IOException e) {</text:p>
      <text:p text:style-name="P17"><text:s text:c="12"/>System.out.println(e.getMessage());</text:p>
      <text:p text:style-name="P17"><text:s text:c="8"/>} finally {</text:p>
      <text:p text:style-name="P17"><text:s text:c="12"/>try {</text:p>
      <text:p text:style-name="P17"><text:s text:c="16"/>fileWriter.close();</text:p>
      <text:p text:style-name="P17"><text:s text:c="12"/>} catch (IOException e) { }</text:p>
      <text:p text:style-name="P17"><text:s text:c="8"/>}</text:p>
      <text:p text:style-name="P17"><text:s text:c="4"/>}</text:p>
      <text:p text:style-name="P17"/>
      <text:p text:style-name="P17"><text:s text:c="4"/>private boolean isExists(String fileName) {</text:p>
      <text:p text:style-name="P17"><text:s text:c="8"/>Path path = Paths.get(fileName);</text:p>
      <text:p text:style-name="P17"/>
      <text:p text:style-name="P17"><text:soft-page-break/><text:s text:c="8"/>if (Files.exists(path)) {</text:p>
      <text:p text:style-name="P17"><text:s text:c="12"/>return true;</text:p>
      <text:p text:style-name="P17"><text:s text:c="8"/>} else {</text:p>
      <text:p text:style-name="P17"><text:s text:c="12"/>return false;</text:p>
      <text:p text:style-name="P17"><text:s text:c="8"/>}</text:p>
      <text:p text:style-name="P17"><text:s text:c="4"/>}</text:p>
      <text:p text:style-name="P17"/>
      <text:p text:style-name="P17"><text:s text:c="4"/>private ArrayList&lt;String&gt; readFile(String fileName) {</text:p>
      <text:p text:style-name="P17"><text:s text:c="8"/>ArrayList&lt;String&gt; listLine = new ArrayList&lt;&gt;();</text:p>
      <text:p text:style-name="P17"/>
      <text:p text:style-name="P17"><text:s text:c="8"/>if (!isExists(fileName)) {</text:p>
      <text:p text:style-name="P17"><text:s text:c="12"/>return listLine;</text:p>
      <text:p text:style-name="P17"><text:s text:c="8"/>}</text:p>
      <text:p text:style-name="P17"/>
      <text:p text:style-name="P17"><text:s text:c="8"/>FileReader fileReader = null;</text:p>
      <text:p text:style-name="P17"><text:s text:c="8"/>BufferedReader reader = null;</text:p>
      <text:p text:style-name="P17"/>
      <text:p text:style-name="P17"><text:s text:c="8"/>try {</text:p>
      <text:p text:style-name="P17"><text:s text:c="12"/>fileReader = new FileReader(fileName);</text:p>
      <text:p text:style-name="P17"><text:s text:c="12"/>reader = new BufferedReader(fileReader);</text:p>
      <text:p text:style-name="P17"/>
      <text:p text:style-name="P17"><text:s text:c="12"/>String line = "";</text:p>
      <text:p text:style-name="P17"/>
      <text:p text:style-name="P17"><text:s text:c="12"/>while(reader.ready()){</text:p>
      <text:p text:style-name="P17"><text:s text:c="16"/>line = reader.readLine();</text:p>
      <text:p text:style-name="P17"><text:s text:c="16"/>listLine.add(line);</text:p>
      <text:p text:style-name="P17"><text:s text:c="12"/>}</text:p>
      <text:p text:style-name="P17"/>
      <text:p text:style-name="P17"><text:s text:c="8"/>} catch (Exception e){</text:p>
      <text:p text:style-name="P17"><text:s text:c="12"/>System.out.println(e.getMessage());</text:p>
      <text:p text:style-name="P17"><text:s text:c="8"/>} finally {</text:p>
      <text:p text:style-name="P17"><text:s text:c="12"/>try {</text:p>
      <text:p text:style-name="P17"><text:s text:c="16"/>reader.close();</text:p>
      <text:p text:style-name="P17"><text:s text:c="16"/>fileReader.close();</text:p>
      <text:p text:style-name="P17"><text:s text:c="12"/>} catch (IOException e) {}</text:p>
      <text:p text:style-name="P17"><text:s text:c="8"/>}</text:p>
      <text:p text:style-name="P17"><text:s text:c="8"/>return listLine;</text:p>
      <text:p text:style-name="P17"><text:s text:c="4"/>}</text:p>
      <text:p text:style-name="P17"/>
      <text:p text:style-name="P17"><text:s text:c="4"/>public void addDiff(String origFiles, String newFile, int countDiffLine) {</text:p>
      <text:p text:style-name="P17"><text:s text:c="8"/>ArrayList&lt;String&gt; listLine;</text:p>
      <text:p text:style-name="P17"><text:s text:c="8"/>StringOperation stringOperation = new StringOperation();</text:p>
      <text:p text:style-name="P17"/>
      <text:p text:style-name="P17"><text:s text:c="8"/>listLine = readFile(origFiles);</text:p>
      <text:p text:style-name="P17"><text:s text:c="8"/>int numLine = 0;</text:p>
      <text:p text:style-name="P17"/>
      <text:p text:style-name="P17"><text:s text:c="8"/>// Modify lines</text:p>
      <text:p text:style-name="P17"><text:s text:c="8"/>for (int i = 0; i &lt; countDiffLine; i++) {</text:p>
      <text:p text:style-name="P17"><text:s text:c="12"/>numLine = (int) (Math.random() * listLine.size());</text:p>
      <text:p text:style-name="P17"><text:s text:c="12"/>listLine.set(numLine, stringOperation.generationString(listLine.get(numLine).length()));</text:p>
      <text:p text:style-name="P17"><text:s text:c="8"/>}</text:p>
      <text:p text:style-name="P17"><text:soft-page-break/></text:p>
      <text:p text:style-name="P17"><text:s text:c="8"/>// Add new lines</text:p>
      <text:p text:style-name="P17"><text:s text:c="8"/>int countNewLine = (int) (Math.random() * 10);</text:p>
      <text:p text:style-name="P17"><text:s text:c="8"/>for (int i = 0; i &lt; countNewLine; i++) {</text:p>
      <text:p text:style-name="P17"><text:s text:c="12"/>listLine.add(stringOperation.generationString((int) (Math.random() * 100)));</text:p>
      <text:p text:style-name="P17"><text:s text:c="8"/>}</text:p>
      <text:p text:style-name="P17"/>
      <text:p text:style-name="P17"><text:s text:c="8"/>// Write to file</text:p>
      <text:p text:style-name="P17"><text:s text:c="8"/>writeFile(listLine, newFile);</text:p>
      <text:p text:style-name="P17"><text:s text:c="4"/>}</text:p>
      <text:p text:style-name="P17"/>
      <text:p text:style-name="P17"><text:s text:c="4"/>public void diffFiles(String fileName1, String fileName2) {</text:p>
      <text:p text:style-name="P17"/>
      <text:p text:style-name="P17"><text:s text:c="8"/>BufferedReader reader1 = null;</text:p>
      <text:p text:style-name="P17"><text:s text:c="8"/>BufferedReader reader2 = null;</text:p>
      <text:p text:style-name="P17"/>
      <text:p text:style-name="P17"><text:s text:c="8"/>try {</text:p>
      <text:p text:style-name="P17"><text:s text:c="12"/>reader1 = new BufferedReader(new FileReader(fileName1));</text:p>
      <text:p text:style-name="P17"><text:s text:c="12"/>reader2 = new BufferedReader(new FileReader(fileName2));</text:p>
      <text:p text:style-name="P17"/>
      <text:p text:style-name="P17"><text:s text:c="12"/>String line1="";</text:p>
      <text:p text:style-name="P17"><text:s text:c="12"/>String line2="";</text:p>
      <text:p text:style-name="P17"><text:s text:c="12"/>boolean isActive = false;</text:p>
      <text:p text:style-name="P17"><text:s text:c="12"/>int numRow = 0;</text:p>
      <text:p text:style-name="P17"><text:s text:c="12"/>do {</text:p>
      <text:p text:style-name="P17"><text:s text:c="16"/>numRow++;</text:p>
      <text:p text:style-name="P17"><text:s text:c="16"/>line1 = reader1.readLine();</text:p>
      <text:p text:style-name="P17"><text:s text:c="16"/>line2 = reader2.readLine();</text:p>
      <text:p text:style-name="P17"/>
      <text:p text:style-name="P17"><text:s text:c="16"/>if (line1 != null || line2 != null) {</text:p>
      <text:p text:style-name="P17"><text:s text:c="20"/>isActive = true;</text:p>
      <text:p text:style-name="P17"><text:s text:c="16"/>} else isActive = false;</text:p>
      <text:p text:style-name="P17"/>
      <text:p text:style-name="P17"><text:s text:c="16"/>if (line1 == null) line1 = "\t==&gt; Empty string! &lt;==";</text:p>
      <text:p text:style-name="P17"><text:s text:c="16"/>if (line2 == null) line2 = "\t==&gt; Empty string! &lt;==";</text:p>
      <text:p text:style-name="P17"/>
      <text:p text:style-name="P17"><text:s text:c="16"/>if (!line1.equals(line2)) {</text:p>
      <text:p text:style-name="P17"><text:s text:c="20"/>System.out.println("\nRow num : " + numRow);</text:p>
      <text:p text:style-name="P17"><text:s text:c="20"/>System.out.println("file1 = " + line1);</text:p>
      <text:p text:style-name="P17"><text:s text:c="20"/>System.out.println("file2 = " + line2);</text:p>
      <text:p text:style-name="P17"><text:s text:c="16"/>}</text:p>
      <text:p text:style-name="P17"><text:s text:c="12"/>} while (isActive);</text:p>
      <text:p text:style-name="P17"><text:s text:c="8"/>} catch (IOException e) {</text:p>
      <text:p text:style-name="P17"><text:s text:c="12"/>System.out.println(e.getMessage());</text:p>
      <text:p text:style-name="P17"><text:s text:c="8"/>} finally {</text:p>
      <text:p text:style-name="P17"><text:s text:c="12"/>try {</text:p>
      <text:p text:style-name="P17"><text:s text:c="16"/>reader1.close();</text:p>
      <text:p text:style-name="P17"><text:s text:c="16"/>reader2.close();</text:p>
      <text:p text:style-name="P17"><text:s text:c="12"/>} catch (IOException e) {}</text:p>
      <text:p text:style-name="P17"><text:s text:c="8"/>}</text:p>
      <text:p text:style-name="P17"><text:s text:c="4"/>}</text:p>
      <text:p text:style-name="P17">}</text:p>
      <text:p text:style-name="P17"><text:soft-page-break/>public class StringOperation {</text:p>
      <text:p text:style-name="P17"/>
      <text:p text:style-name="P17"><text:s text:c="4"/>public String generationString(int lengthString) {</text:p>
      <text:p text:style-name="P17"><text:s text:c="8"/>StringBuilder sb = new StringBuilder();</text:p>
      <text:p text:style-name="P17"/>
      <text:p text:style-name="P17"><text:s text:c="8"/>for (int i = 1; i &lt;= lengthString; i++) {</text:p>
      <text:p text:style-name="P17"><text:s text:c="12"/>Character letter = (char) (Math.random() * ('z' - 'A') + 'A');</text:p>
      <text:p text:style-name="P17"><text:s text:c="12"/>sb.append((letter &gt; 'Z' &amp;&amp; letter &lt; 'a') ? " ": letter.toString());</text:p>
      <text:p text:style-name="P17"><text:s text:c="8"/>}</text:p>
      <text:p text:style-name="P17"/>
      <text:p text:style-name="P17"><text:s text:c="8"/>return sb.toString();</text:p>
      <text:p text:style-name="P17"><text:s text:c="4"/>}</text:p>
      <text:p text:style-name="P17">}</text:p>
      <text:p text:style-name="P17"/>
      <text:p text:style-name="P17"/>
      <text:p text:style-name="P8">3.2 Программа с использование параллельных потоков:</text:p>
      <text:p text:style-name="P6">import java.io.BufferedReader;</text:p>
      <text:p text:style-name="P6">import java.io.FileReader;</text:p>
      <text:p text:style-name="P6">import java.io.IOException;</text:p>
      <text:p text:style-name="P6">import java.util.*;</text:p>
      <text:p text:style-name="P6"/>
      <text:p text:style-name="P6">public class Main {</text:p>
      <text:p text:style-name="P6"><text:s text:c="4"/>public static void main(String[] args) {</text:p>
      <text:p text:style-name="P6"><text:s text:c="8"/>Main app = new Main();</text:p>
      <text:p text:style-name="P6"/>
      <text:p text:style-name="P6"><text:s text:c="8"/>String file1 = "file1.txt";</text:p>
      <text:p text:style-name="P6"><text:s text:c="8"/>String file2 = "file2.txt";</text:p>
      <text:p text:style-name="P6"/>
      <text:p text:style-name="P6"><text:s text:c="8"/>int maxCountLetters = 10000;</text:p>
      <text:p text:style-name="P6"><text:s text:c="8"/>int maxCountLines = 100000;</text:p>
      <text:p text:style-name="P6"/>
      <text:p text:style-name="P6"><text:s text:c="8"/>FileOperation fileOperation = new FileOperation();</text:p>
      <text:p text:style-name="P6"/>
      <text:p text:style-name="P6"><text:s text:c="8"/>int countLetters = 2;</text:p>
      <text:p text:style-name="P6"><text:s text:c="8"/>int countLines = 0;</text:p>
      <text:p text:style-name="P6"><text:s text:c="8"/>String mess = "";</text:p>
      <text:p text:style-name="P6"><text:s text:c="8"/>long startTime = 0;</text:p>
      <text:p text:style-name="P6"><text:s text:c="8"/>long runTime = 0;</text:p>
      <text:p text:style-name="P6"><text:s text:c="8"/>HashMap&lt;String, Long&gt; listRunTime = new HashMap&lt;&gt;();</text:p>
      <text:p text:style-name="P6"><text:s text:c="8"/>ArrayList&lt;String&gt; listKey = new ArrayList&lt;&gt;();</text:p>
      <text:p text:style-name="P6"/>
      <text:p text:style-name="P6"><text:s text:c="8"/>while (countLetters &lt;= maxCountLetters) {</text:p>
      <text:p text:style-name="P6"/>
      <text:p text:style-name="P6"><text:s text:c="12"/>countLines = 10;</text:p>
      <text:p text:style-name="P6"/>
      <text:p text:style-name="P6"><text:s text:c="12"/>while (countLines &lt;= maxCountLines) {</text:p>
      <text:p text:style-name="P6"><text:s text:c="16"/>mess = "DIFF OPERATION FOR: COUNT LETTERS = \"" + countLetters</text:p>
      <text:p text:style-name="P6"><text:s text:c="24"/>+ "\", COUNT LINES = \"" + countLines + "\". ";</text:p>
      <text:p text:style-name="P6"><text:s text:c="16"/>System.out.println("\n" + mess);</text:p>
      <text:p text:style-name="P6"/>
      <text:p text:style-name="P6"><text:s text:c="16"/>fileOperation.generationFile(file1, countLetters, countLines);</text:p>
      <text:p text:style-name="P6"><text:s text:c="16"/>fileOperation.addDiff(file1, file2, 3);</text:p>
      <text:p text:style-name="P6"><text:soft-page-break/></text:p>
      <text:p text:style-name="P6"><text:s text:c="16"/>startTime = System.currentTimeMillis();</text:p>
      <text:p text:style-name="P6"/>
      <text:p text:style-name="P6">// <text:s text:c="15"/>fileOperation.diffFiles(file1, file2);</text:p>
      <text:p text:style-name="P6"><text:s text:c="16"/>Resources res = new Resources();</text:p>
      <text:p text:style-name="P6"><text:s text:c="16"/>res.setFileName1(file1);</text:p>
      <text:p text:style-name="P6"><text:s text:c="16"/>res.setFileName2(file2);</text:p>
      <text:p text:style-name="P6"/>
      <text:p text:style-name="P6"><text:s text:c="16"/>ReadFile1 readFile1 = new ReadFile1();</text:p>
      <text:p text:style-name="P6"><text:s text:c="16"/>readFile1.setResources(res);</text:p>
      <text:p text:style-name="P6"><text:s text:c="16"/>readFile1.start();</text:p>
      <text:p text:style-name="P6"/>
      <text:p text:style-name="P6"><text:s text:c="16"/>ReadFile2 readFile2 = new ReadFile2();</text:p>
      <text:p text:style-name="P6"><text:s text:c="16"/>readFile2.setResources(res);</text:p>
      <text:p text:style-name="P6"><text:s text:c="16"/>readFile2.start();</text:p>
      <text:p text:style-name="P6"/>
      <text:p text:style-name="P6"><text:s text:c="16"/>DiffFiles diffFiles = new DiffFiles();</text:p>
      <text:p text:style-name="P6"><text:s text:c="16"/>diffFiles.setResources(res);</text:p>
      <text:p text:style-name="P6"><text:s text:c="16"/>diffFiles.start();</text:p>
      <text:p text:style-name="P6"/>
      <text:p text:style-name="P6"><text:s text:c="16"/>if (diffFiles.isAlive()) {</text:p>
      <text:p text:style-name="P6"><text:s text:c="20"/>try {</text:p>
      <text:p text:style-name="P6"><text:s text:c="24"/>diffFiles.join();</text:p>
      <text:p text:style-name="P6"><text:s text:c="20"/>} catch (InterruptedException e) {}</text:p>
      <text:p text:style-name="P6"><text:s text:c="16"/>}</text:p>
      <text:p text:style-name="P6"/>
      <text:p text:style-name="P6"><text:s text:c="16"/>runTime = System.currentTimeMillis() - startTime;</text:p>
      <text:p text:style-name="P6"><text:s text:c="16"/>listRunTime.put(mess, runTime);</text:p>
      <text:p text:style-name="P6"><text:s text:c="16"/>listKey.add(mess);</text:p>
      <text:p text:style-name="P6"/>
      <text:p text:style-name="P6"><text:s text:c="16"/>countLines = (countLines &lt; 1000) ? (countLines + 200) : (countLines * 3);</text:p>
      <text:p text:style-name="P6"><text:s text:c="12"/>}</text:p>
      <text:p text:style-name="P6"/>
      <text:p text:style-name="P6"><text:s text:c="12"/>countLetters = (countLetters &lt; 1000) ? (countLetters + 200) : (countLetters * 2);</text:p>
      <text:p text:style-name="P6"><text:s text:c="8"/>}</text:p>
      <text:p text:style-name="P6"/>
      <text:p text:style-name="P6"><text:s text:c="8"/>System.out.println("=".repeat(100));</text:p>
      <text:p text:style-name="P6"/>
      <text:p text:style-name="P6"><text:s text:c="8"/>for (String key: listKey) {</text:p>
      <text:p text:style-name="P6"><text:s text:c="12"/>runTime = listRunTime.get(key);</text:p>
      <text:p text:style-name="P6"><text:s text:c="12"/>System.out.println(key + "Time running = " + runTime);</text:p>
      <text:p text:style-name="P6"><text:s text:c="8"/>}</text:p>
      <text:p text:style-name="P6"/>
      <text:p text:style-name="P6"/>
      <text:p text:style-name="P6"/>
      <text:p text:style-name="P6"><text:s text:c="4"/>}</text:p>
      <text:p text:style-name="P6">}</text:p>
      <text:p text:style-name="P6"/>
      <text:p text:style-name="P6">class Resources {</text:p>
      <text:p text:style-name="P6"><text:s text:c="4"/>volatile int positionFile1 = 0;</text:p>
      <text:p text:style-name="P6"><text:s text:c="4"/>volatile int positionFile2 = 0;</text:p>
      <text:p text:style-name="P6"><text:s text:c="4"/>volatile int positionDiffFiles = 0;</text:p>
      <text:p text:style-name="P6"><text:soft-page-break/><text:s text:c="4"/>volatile boolean isEndFile1 = false;</text:p>
      <text:p text:style-name="P6"><text:s text:c="4"/>volatile boolean isEndFile2 = false;</text:p>
      <text:p text:style-name="P6"/>
      <text:p text:style-name="P6"><text:s text:c="4"/>String lineFile1 = "";</text:p>
      <text:p text:style-name="P6"><text:s text:c="4"/>String lineFile2 = "";</text:p>
      <text:p text:style-name="P6"/>
      <text:p text:style-name="P6"><text:s text:c="4"/>String fileName1 = "";</text:p>
      <text:p text:style-name="P6"><text:s text:c="4"/>String fileName2 = "";</text:p>
      <text:p text:style-name="P6"/>
      <text:p text:style-name="P6"><text:s text:c="4"/>public void setFileName1(String fileName1) {</text:p>
      <text:p text:style-name="P6"><text:s text:c="8"/>this.fileName1 = fileName1;</text:p>
      <text:p text:style-name="P6"><text:s text:c="4"/>}</text:p>
      <text:p text:style-name="P6"><text:s text:c="4"/>public void setFileName2(String fileName1) {</text:p>
      <text:p text:style-name="P6"><text:s text:c="8"/>this.fileName2 = fileName1;</text:p>
      <text:p text:style-name="P6"><text:s text:c="4"/>}</text:p>
      <text:p text:style-name="P6"/>
      <text:p text:style-name="P6"><text:s text:c="4"/>public synchronized void readFile1() {</text:p>
      <text:p text:style-name="P6"><text:s text:c="8"/>BufferedReader reader = null;</text:p>
      <text:p text:style-name="P6"/>
      <text:p text:style-name="P6"><text:s text:c="8"/>try {</text:p>
      <text:p text:style-name="P6"><text:s text:c="12"/>reader = new BufferedReader(new FileReader(fileName1));</text:p>
      <text:p text:style-name="P6"/>
      <text:p text:style-name="P6"><text:s text:c="12"/>String line = "";</text:p>
      <text:p text:style-name="P6"><text:s text:c="12"/>boolean isActive = false;</text:p>
      <text:p text:style-name="P6"><text:s text:c="12"/>int numRow = 0;</text:p>
      <text:p text:style-name="P6"><text:s text:c="12"/>do {</text:p>
      <text:p text:style-name="P6"/>
      <text:p text:style-name="P6"><text:s text:c="16"/>while (positionDiffFiles &lt; positionFile1) {</text:p>
      <text:p text:style-name="P6"><text:s text:c="20"/>try {</text:p>
      <text:p text:style-name="P6"><text:s text:c="24"/>wait();</text:p>
      <text:p text:style-name="P6"><text:s text:c="20"/>}</text:p>
      <text:p text:style-name="P6"><text:s text:c="20"/>catch (InterruptedException e) {</text:p>
      <text:p text:style-name="P6"><text:s text:c="20"/>}</text:p>
      <text:p text:style-name="P6"><text:s text:c="16"/>}</text:p>
      <text:p text:style-name="P6"/>
      <text:p text:style-name="P6"><text:s text:c="16"/>numRow++;</text:p>
      <text:p text:style-name="P6"><text:s text:c="16"/>line = reader.readLine();</text:p>
      <text:p text:style-name="P6"/>
      <text:p text:style-name="P6"><text:s text:c="16"/>if (line != null) {</text:p>
      <text:p text:style-name="P6"><text:s text:c="20"/>isActive = true;</text:p>
      <text:p text:style-name="P6"><text:s text:c="16"/>} else isActive = false;</text:p>
      <text:p text:style-name="P6"/>
      <text:p text:style-name="P6"><text:s text:c="16"/>if (line == null) line = "\t==&gt; Empty string! &lt;==";</text:p>
      <text:p text:style-name="P6"/>
      <text:p text:style-name="P6"><text:s text:c="16"/>positionFile1 = numRow;</text:p>
      <text:p text:style-name="P6"><text:s text:c="16"/>lineFile1 = line;</text:p>
      <text:p text:style-name="P6"/>
      <text:p text:style-name="P6"><text:s text:c="16"/>notifyAll();</text:p>
      <text:p text:style-name="P6"><text:s text:c="12"/>} while (isActive);</text:p>
      <text:p text:style-name="P6"><text:s text:c="12"/>isEndFile1 = true;</text:p>
      <text:p text:style-name="P6"><text:s text:c="8"/>} catch (IOException e) {</text:p>
      <text:p text:style-name="P6"><text:s text:c="12"/>System.out.println(e.getMessage());</text:p>
      <text:p text:style-name="P6"><text:soft-page-break/><text:s text:c="8"/>} finally {</text:p>
      <text:p text:style-name="P6"><text:s text:c="12"/>try {</text:p>
      <text:p text:style-name="P6"><text:s text:c="16"/>reader.close();</text:p>
      <text:p text:style-name="P6"><text:s text:c="12"/>} catch (IOException e) {}</text:p>
      <text:p text:style-name="P6"><text:s text:c="8"/>}</text:p>
      <text:p text:style-name="P6"><text:s text:c="4"/>}</text:p>
      <text:p text:style-name="P6"><text:s text:c="4"/>public synchronized void readFile2() {</text:p>
      <text:p text:style-name="P6"><text:s text:c="8"/>BufferedReader reader = null;</text:p>
      <text:p text:style-name="P6"/>
      <text:p text:style-name="P6"><text:s text:c="8"/>try {</text:p>
      <text:p text:style-name="P6"><text:s text:c="12"/>reader = new BufferedReader(new FileReader(fileName2));</text:p>
      <text:p text:style-name="P6"/>
      <text:p text:style-name="P6"><text:s text:c="12"/>String line = "";</text:p>
      <text:p text:style-name="P6"><text:s text:c="12"/>boolean isActive = false;</text:p>
      <text:p text:style-name="P6"><text:s text:c="12"/>int numRow = 0;</text:p>
      <text:p text:style-name="P6"><text:s text:c="12"/>do {</text:p>
      <text:p text:style-name="P6"/>
      <text:p text:style-name="P6"><text:s text:c="16"/>while (positionDiffFiles &lt; positionFile2) {</text:p>
      <text:p text:style-name="P6"><text:s text:c="20"/>try {</text:p>
      <text:p text:style-name="P6"><text:s text:c="24"/>wait();</text:p>
      <text:p text:style-name="P6"><text:s text:c="20"/>}</text:p>
      <text:p text:style-name="P6"><text:s text:c="20"/>catch (InterruptedException e) {</text:p>
      <text:p text:style-name="P6"><text:s text:c="20"/>}</text:p>
      <text:p text:style-name="P6"><text:s text:c="16"/>}</text:p>
      <text:p text:style-name="P6"/>
      <text:p text:style-name="P6"><text:s text:c="16"/>numRow++;</text:p>
      <text:p text:style-name="P6"><text:s text:c="16"/>line = reader.readLine();</text:p>
      <text:p text:style-name="P6"/>
      <text:p text:style-name="P6"><text:s text:c="16"/>if (line != null) {</text:p>
      <text:p text:style-name="P6"><text:s text:c="20"/>isActive = true;</text:p>
      <text:p text:style-name="P6"><text:s text:c="16"/>} else isActive = false;</text:p>
      <text:p text:style-name="P6"/>
      <text:p text:style-name="P6"><text:s text:c="16"/>if (line == null) line = "\t==&gt; Empty string! &lt;==";</text:p>
      <text:p text:style-name="P6"/>
      <text:p text:style-name="P6"><text:s text:c="16"/>positionFile2 = numRow;</text:p>
      <text:p text:style-name="P6"><text:s text:c="16"/>lineFile2 = line;</text:p>
      <text:p text:style-name="P6"/>
      <text:p text:style-name="P6"><text:s text:c="16"/>notifyAll();</text:p>
      <text:p text:style-name="P6"><text:s text:c="12"/>} while (isActive);</text:p>
      <text:p text:style-name="P6"><text:s text:c="12"/>isEndFile2 = true;</text:p>
      <text:p text:style-name="P6"><text:s text:c="8"/>} catch (IOException e) {</text:p>
      <text:p text:style-name="P6"><text:s text:c="12"/>System.out.println(e.getMessage());</text:p>
      <text:p text:style-name="P6"><text:s text:c="8"/>} finally {</text:p>
      <text:p text:style-name="P6"><text:s text:c="12"/>try {</text:p>
      <text:p text:style-name="P6"><text:s text:c="16"/>reader.close();</text:p>
      <text:p text:style-name="P6"><text:s text:c="12"/>} catch (IOException e) {}</text:p>
      <text:p text:style-name="P6"><text:s text:c="8"/>}</text:p>
      <text:p text:style-name="P6"><text:s text:c="4"/>}</text:p>
      <text:p text:style-name="P6"/>
      <text:p text:style-name="P6"><text:s text:c="4"/>public synchronized void compareString() {</text:p>
      <text:p text:style-name="P6"><text:s text:c="8"/>while ((positionFile1 == positionDiffFiles &amp;&amp; !isEndFile1)</text:p>
      <text:p text:style-name="P6"><text:s text:c="16"/>|| (positionFile2 == positionDiffFiles &amp;&amp; !isEndFile2)) {</text:p>
      <text:p text:style-name="P6"><text:soft-page-break/><text:s text:c="12"/>try {</text:p>
      <text:p text:style-name="P6"><text:s text:c="16"/>wait();</text:p>
      <text:p text:style-name="P6"><text:s text:c="12"/>}</text:p>
      <text:p text:style-name="P6"><text:s text:c="12"/>catch (InterruptedException e) {</text:p>
      <text:p text:style-name="P6"><text:s text:c="12"/>}</text:p>
      <text:p text:style-name="P6"><text:s text:c="8"/>}</text:p>
      <text:p text:style-name="P6"/>
      <text:p text:style-name="P6"><text:s text:c="8"/>if (isEndFile1) {</text:p>
      <text:p text:style-name="P6"><text:s text:c="12"/>lineFile1 = "\t==&gt; Empty string! &lt;==";</text:p>
      <text:p text:style-name="P6"><text:s text:c="8"/>}</text:p>
      <text:p text:style-name="P6"><text:s text:c="8"/>if (isEndFile2) {</text:p>
      <text:p text:style-name="P6"><text:s text:c="12"/>lineFile2 = "\t==&gt; Empty string! &lt;==";</text:p>
      <text:p text:style-name="P6"><text:s text:c="8"/>}</text:p>
      <text:p text:style-name="P6"/>
      <text:p text:style-name="P6"><text:s text:c="8"/>positionDiffFiles++;</text:p>
      <text:p text:style-name="P6"><text:s text:c="8"/>if (!lineFile1.equals(lineFile2)) {</text:p>
      <text:p text:style-name="P6"><text:s text:c="12"/>System.out.println("\nRow num : " + (positionDiffFiles));</text:p>
      <text:p text:style-name="P6"><text:s text:c="12"/>System.out.println("file1 = " + lineFile1);</text:p>
      <text:p text:style-name="P6"><text:s text:c="12"/>System.out.println("file2 = " + lineFile2);</text:p>
      <text:p text:style-name="P6"><text:s text:c="8"/>}</text:p>
      <text:p text:style-name="P6"/>
      <text:p text:style-name="P6"><text:s text:c="8"/>notifyAll();</text:p>
      <text:p text:style-name="P6"><text:s text:c="4"/>}</text:p>
      <text:p text:style-name="P6"/>
      <text:p text:style-name="P6">}</text:p>
      <text:p text:style-name="P6"/>
      <text:p text:style-name="P6">class ReadFile1 extends Thread {</text:p>
      <text:p text:style-name="P6"><text:s text:c="4"/>Resources res;</text:p>
      <text:p text:style-name="P6"/>
      <text:p text:style-name="P6"><text:s text:c="4"/>public void setResources(Resources resources) {</text:p>
      <text:p text:style-name="P6"><text:s text:c="8"/>res = resources;</text:p>
      <text:p text:style-name="P6"><text:s text:c="4"/>}</text:p>
      <text:p text:style-name="P6"/>
      <text:p text:style-name="P6"><text:s text:c="4"/>@Override</text:p>
      <text:p text:style-name="P6"><text:s text:c="4"/>public void run() {</text:p>
      <text:p text:style-name="P6"><text:s text:c="8"/>res.readFile1();</text:p>
      <text:p text:style-name="P6"><text:s text:c="4"/>}</text:p>
      <text:p text:style-name="P6">}</text:p>
      <text:p text:style-name="P6"/>
      <text:p text:style-name="P6">class ReadFile2 extends Thread {</text:p>
      <text:p text:style-name="P6"><text:s text:c="4"/>Resources res;</text:p>
      <text:p text:style-name="P6"/>
      <text:p text:style-name="P6"><text:s text:c="4"/>public void setResources(Resources resources) {</text:p>
      <text:p text:style-name="P6"><text:s text:c="8"/>res = resources;</text:p>
      <text:p text:style-name="P6"><text:s text:c="4"/>}</text:p>
      <text:p text:style-name="P6"/>
      <text:p text:style-name="P6"><text:s text:c="4"/>@Override</text:p>
      <text:p text:style-name="P6"><text:s text:c="4"/>public void run() {</text:p>
      <text:p text:style-name="P6"><text:s text:c="8"/>res.readFile2();</text:p>
      <text:p text:style-name="P6"><text:s text:c="4"/>}</text:p>
      <text:p text:style-name="P6">}</text:p>
      <text:p text:style-name="P6"/>
      <text:p text:style-name="P6"><text:soft-page-break/>class DiffFiles extends Thread {</text:p>
      <text:p text:style-name="P6"><text:s text:c="4"/>Resources res;</text:p>
      <text:p text:style-name="P6"><text:s text:c="4"/>public void setResources(Resources resources) {</text:p>
      <text:p text:style-name="P6"><text:s text:c="8"/>res = resources;</text:p>
      <text:p text:style-name="P6"><text:s text:c="4"/>}</text:p>
      <text:p text:style-name="P6"/>
      <text:p text:style-name="P6"/>
      <text:p text:style-name="P6"><text:s text:c="4"/>@Override</text:p>
      <text:p text:style-name="P6"><text:s text:c="4"/>public void run() {</text:p>
      <text:p text:style-name="P6"><text:s text:c="8"/>while (!res.isEndFile1 || !res.isEndFile2) {</text:p>
      <text:p text:style-name="P6"><text:s text:c="12"/>res.compareString();</text:p>
      <text:p text:style-name="P6"><text:s text:c="8"/>}</text:p>
      <text:p text:style-name="P6"><text:s text:c="4"/>}</text:p>
      <text:p text:style-name="P6">}</text:p>
      <text:p text:style-name="P6"/>
      <text:p text:style-name="P6"/>
      <text:p text:style-name="P6">import java.io.*;</text:p>
      <text:p text:style-name="P6">import java.nio.file.*;</text:p>
      <text:p text:style-name="P6">import java.util.ArrayList;</text:p>
      <text:p text:style-name="P6"/>
      <text:p text:style-name="P6">public class FileOperation {</text:p>
      <text:p text:style-name="P6"><text:s text:c="4"/>public void generationFile(String fileName, int countLetters, int countLines) {</text:p>
      <text:p text:style-name="P6"><text:s text:c="8"/>StringOperation stringOperation = new StringOperation();</text:p>
      <text:p text:style-name="P6"><text:s text:c="8"/>ArrayList&lt;String&gt; listLine = new ArrayList&lt;&gt;();</text:p>
      <text:p text:style-name="P6"/>
      <text:p text:style-name="P6"><text:s text:c="8"/>for (int i = 1; i &lt;= countLines; i++) {</text:p>
      <text:p text:style-name="P6">// <text:s text:c="11"/>countLetters = 2 + (int) (Math.random() * (countLetters - 2));</text:p>
      <text:p text:style-name="P6"><text:s text:c="12"/>String str = stringOperation.generationString(countLetters);</text:p>
      <text:p text:style-name="P6"><text:s text:c="12"/>listLine.add(str);</text:p>
      <text:p text:style-name="P6"><text:s text:c="8"/>}</text:p>
      <text:p text:style-name="P6"/>
      <text:p text:style-name="P6"><text:s text:c="8"/>writeFile(listLine, fileName);</text:p>
      <text:p text:style-name="P6"><text:s text:c="4"/>}</text:p>
      <text:p text:style-name="P6"/>
      <text:p text:style-name="P6"><text:s text:c="4"/>private void writeFile(ArrayList&lt;String&gt; listLine, String fileName) {</text:p>
      <text:p text:style-name="P6"/>
      <text:p text:style-name="P6"><text:s text:c="8"/>FileWriter fileWriter = null;</text:p>
      <text:p text:style-name="P6"><text:s text:c="8"/>try</text:p>
      <text:p text:style-name="P6"><text:s text:c="8"/>{</text:p>
      <text:p text:style-name="P6"><text:s text:c="12"/>fileWriter = new FileWriter(fileName, false);</text:p>
      <text:p text:style-name="P6"/>
      <text:p text:style-name="P6"><text:s text:c="12"/>for (String str: listLine) {</text:p>
      <text:p text:style-name="P6"><text:s text:c="16"/>fileWriter.write(str);</text:p>
      <text:p text:style-name="P6"><text:s text:c="16"/>fileWriter.append("\r");</text:p>
      <text:p text:style-name="P6"><text:s text:c="16"/>fileWriter.append("\n");</text:p>
      <text:p text:style-name="P6"><text:s text:c="12"/>}</text:p>
      <text:p text:style-name="P6"/>
      <text:p text:style-name="P6"><text:s text:c="12"/>fileWriter.flush();</text:p>
      <text:p text:style-name="P6"><text:s text:c="8"/>} catch(IOException e) {</text:p>
      <text:p text:style-name="P6"><text:s text:c="12"/>System.out.println(e.getMessage());</text:p>
      <text:p text:style-name="P6"><text:s text:c="8"/>} finally {</text:p>
      <text:p text:style-name="P6"><text:s text:c="12"/>try {</text:p>
      <text:p text:style-name="P6"><text:soft-page-break/><text:s text:c="16"/>fileWriter.close();</text:p>
      <text:p text:style-name="P6"><text:s text:c="12"/>} catch (IOException e) { }</text:p>
      <text:p text:style-name="P6"><text:s text:c="8"/>}</text:p>
      <text:p text:style-name="P6"><text:s text:c="4"/>}</text:p>
      <text:p text:style-name="P6"/>
      <text:p text:style-name="P6"><text:s text:c="4"/>private boolean isExists(String fileName) {</text:p>
      <text:p text:style-name="P6"><text:s text:c="8"/>Path path = Paths.get(fileName);</text:p>
      <text:p text:style-name="P6"/>
      <text:p text:style-name="P6"><text:s text:c="8"/>if (Files.exists(path)) {</text:p>
      <text:p text:style-name="P6"><text:s text:c="12"/>return true;</text:p>
      <text:p text:style-name="P6"><text:s text:c="8"/>} else {</text:p>
      <text:p text:style-name="P6"><text:s text:c="12"/>return false;</text:p>
      <text:p text:style-name="P6"><text:s text:c="8"/>}</text:p>
      <text:p text:style-name="P6"><text:s text:c="4"/>}</text:p>
      <text:p text:style-name="P6"/>
      <text:p text:style-name="P6"><text:s text:c="4"/>private ArrayList&lt;String&gt; readFile(String fileName) {</text:p>
      <text:p text:style-name="P6"><text:s text:c="8"/>ArrayList&lt;String&gt; listLine = new ArrayList&lt;&gt;();</text:p>
      <text:p text:style-name="P6"/>
      <text:p text:style-name="P6"><text:s text:c="8"/>if (!isExists(fileName)) {</text:p>
      <text:p text:style-name="P6"><text:s text:c="12"/>return listLine;</text:p>
      <text:p text:style-name="P6"><text:s text:c="8"/>}</text:p>
      <text:p text:style-name="P6"/>
      <text:p text:style-name="P6"><text:s text:c="8"/>FileReader fileReader = null;</text:p>
      <text:p text:style-name="P6"><text:s text:c="8"/>BufferedReader reader = null;</text:p>
      <text:p text:style-name="P6"/>
      <text:p text:style-name="P6"><text:s text:c="8"/>try {</text:p>
      <text:p text:style-name="P6"><text:s text:c="12"/>fileReader = new FileReader(fileName);</text:p>
      <text:p text:style-name="P6"><text:s text:c="12"/>reader = new BufferedReader(fileReader);</text:p>
      <text:p text:style-name="P6"/>
      <text:p text:style-name="P6"><text:s text:c="12"/>String line = "";</text:p>
      <text:p text:style-name="P6"/>
      <text:p text:style-name="P6"><text:s text:c="12"/>while(reader.ready()){</text:p>
      <text:p text:style-name="P6"><text:s text:c="16"/>line = reader.readLine();</text:p>
      <text:p text:style-name="P6"><text:s text:c="16"/>listLine.add(line);</text:p>
      <text:p text:style-name="P6"><text:s text:c="12"/>}</text:p>
      <text:p text:style-name="P6"/>
      <text:p text:style-name="P6"><text:s text:c="8"/>} catch (Exception e){</text:p>
      <text:p text:style-name="P6"><text:s text:c="12"/>System.out.println(e.getMessage());</text:p>
      <text:p text:style-name="P6"><text:s text:c="8"/>} finally {</text:p>
      <text:p text:style-name="P6"><text:s text:c="12"/>try {</text:p>
      <text:p text:style-name="P6"><text:s text:c="16"/>reader.close();</text:p>
      <text:p text:style-name="P6"><text:s text:c="16"/>fileReader.close();</text:p>
      <text:p text:style-name="P6"><text:s text:c="12"/>} catch (IOException e) {}</text:p>
      <text:p text:style-name="P6"><text:s text:c="8"/>}</text:p>
      <text:p text:style-name="P6"><text:s text:c="8"/>return listLine;</text:p>
      <text:p text:style-name="P6"><text:s text:c="4"/>}</text:p>
      <text:p text:style-name="P6"/>
      <text:p text:style-name="P6"><text:s text:c="4"/>public void addDiff(String origFiles, String newFile, int countDiffLine) {</text:p>
      <text:p text:style-name="P6"><text:s text:c="8"/>ArrayList&lt;String&gt; listLine;</text:p>
      <text:p text:style-name="P6"><text:s text:c="8"/>StringOperation stringOperation = new StringOperation();</text:p>
      <text:p text:style-name="P6"/>
      <text:p text:style-name="P6"><text:s text:c="8"/>listLine = readFile(origFiles);</text:p>
      <text:p text:style-name="P6"><text:soft-page-break/><text:s text:c="8"/>int numLine = 0;</text:p>
      <text:p text:style-name="P6"/>
      <text:p text:style-name="P6"><text:s text:c="8"/>// Modify lines</text:p>
      <text:p text:style-name="P6"><text:s text:c="8"/>for (int i = 0; i &lt; countDiffLine; i++) {</text:p>
      <text:p text:style-name="P6"><text:s text:c="12"/>numLine = (int) (Math.random() * listLine.size());</text:p>
      <text:p text:style-name="P6"><text:s text:c="12"/>listLine.set(numLine, stringOperation.generationString(listLine.get(numLine).length()));</text:p>
      <text:p text:style-name="P6"><text:s text:c="8"/>}</text:p>
      <text:p text:style-name="P6"/>
      <text:p text:style-name="P6"><text:s text:c="8"/>// Add new lines</text:p>
      <text:p text:style-name="P6"><text:s text:c="8"/>int countNewLine = (int) (Math.random() * 10);</text:p>
      <text:p text:style-name="P6"><text:s text:c="8"/>for (int i = 0; i &lt; countNewLine; i++) {</text:p>
      <text:p text:style-name="P6"><text:s text:c="12"/>listLine.add(stringOperation.generationString((int) (Math.random() * 100)));</text:p>
      <text:p text:style-name="P6"><text:s text:c="8"/>}</text:p>
      <text:p text:style-name="P6"/>
      <text:p text:style-name="P6"><text:s text:c="8"/>// Write to file</text:p>
      <text:p text:style-name="P6"><text:s text:c="8"/>writeFile(listLine, newFile);</text:p>
      <text:p text:style-name="P6"><text:s text:c="4"/>}</text:p>
      <text:p text:style-name="P6"/>
      <text:p text:style-name="P6"><text:s text:c="4"/>public void diffFiles(String fileName1, String fileName2) {</text:p>
      <text:p text:style-name="P6"/>
      <text:p text:style-name="P6"><text:s text:c="8"/>BufferedReader reader1 = null;</text:p>
      <text:p text:style-name="P6"><text:s text:c="8"/>BufferedReader reader2 = null;</text:p>
      <text:p text:style-name="P6"/>
      <text:p text:style-name="P6"><text:s text:c="8"/>try {</text:p>
      <text:p text:style-name="P6"><text:s text:c="12"/>reader1 = new BufferedReader(new FileReader(fileName1));</text:p>
      <text:p text:style-name="P6"><text:s text:c="12"/>reader2 = new BufferedReader(new FileReader(fileName2));</text:p>
      <text:p text:style-name="P6"/>
      <text:p text:style-name="P6"><text:s text:c="12"/>String line1="";</text:p>
      <text:p text:style-name="P6"><text:s text:c="12"/>String line2="";</text:p>
      <text:p text:style-name="P6"><text:s text:c="12"/>boolean isActive = false;</text:p>
      <text:p text:style-name="P6"><text:s text:c="12"/>int numRow = 0;</text:p>
      <text:p text:style-name="P6"><text:s text:c="12"/>do {</text:p>
      <text:p text:style-name="P6"><text:s text:c="16"/>numRow++;</text:p>
      <text:p text:style-name="P6"><text:s text:c="16"/>line1 = reader1.readLine();</text:p>
      <text:p text:style-name="P6"><text:s text:c="16"/>line2 = reader2.readLine();</text:p>
      <text:p text:style-name="P6"/>
      <text:p text:style-name="P6"><text:s text:c="16"/>if (line1 != null || line2 != null) {</text:p>
      <text:p text:style-name="P6"><text:s text:c="20"/>isActive = true;</text:p>
      <text:p text:style-name="P6"><text:s text:c="16"/>} else isActive = false;</text:p>
      <text:p text:style-name="P6"/>
      <text:p text:style-name="P6"><text:s text:c="16"/>if (line1 == null) line1 = "\t==&gt; Empty string! &lt;==";</text:p>
      <text:p text:style-name="P6"><text:s text:c="16"/>if (line2 == null) line2 = "\t==&gt; Empty string! &lt;==";</text:p>
      <text:p text:style-name="P6"/>
      <text:p text:style-name="P6"><text:s text:c="16"/>if (!line1.equals(line2)) {</text:p>
      <text:p text:style-name="P6"><text:s text:c="20"/>System.out.println("\nRow num : " + numRow);</text:p>
      <text:p text:style-name="P6"><text:s text:c="20"/>System.out.println("file1 = " + line1);</text:p>
      <text:p text:style-name="P6"><text:s text:c="20"/>System.out.println("file2 = " + line2);</text:p>
      <text:p text:style-name="P6"><text:s text:c="16"/>}</text:p>
      <text:p text:style-name="P6"><text:s text:c="12"/>} while (isActive);</text:p>
      <text:p text:style-name="P6"><text:s text:c="8"/>} catch (IOException e) {</text:p>
      <text:p text:style-name="P6"><text:s text:c="12"/>System.out.println(e.getMessage());</text:p>
      <text:p text:style-name="P6"><text:soft-page-break/><text:s text:c="8"/>} finally {</text:p>
      <text:p text:style-name="P6"><text:s text:c="12"/>try {</text:p>
      <text:p text:style-name="P6"><text:s text:c="16"/>reader1.close();</text:p>
      <text:p text:style-name="P6"><text:s text:c="16"/>reader2.close();</text:p>
      <text:p text:style-name="P6"><text:s text:c="12"/>} catch (IOException e) {}</text:p>
      <text:p text:style-name="P6"><text:s text:c="8"/>}</text:p>
      <text:p text:style-name="P6"><text:s text:c="4"/>}</text:p>
      <text:p text:style-name="P6">}</text:p>
      <text:p text:style-name="P6"/>
      <text:p text:style-name="P6">public class StringOperation {</text:p>
      <text:p text:style-name="P6"/>
      <text:p text:style-name="P6"><text:s text:c="4"/>public String generationString(int lengthString) {</text:p>
      <text:p text:style-name="P6"><text:s text:c="8"/>StringBuilder sb = new StringBuilder();</text:p>
      <text:p text:style-name="P6"/>
      <text:p text:style-name="P6"><text:s text:c="8"/>for (int i = 1; i &lt;= lengthString; i++) {</text:p>
      <text:p text:style-name="P6"><text:s text:c="12"/>Character letter = (char) (Math.random() * ('z' - 'A') + 'A');</text:p>
      <text:p text:style-name="P6"><text:s text:c="12"/>sb.append((letter &gt; 'Z' &amp;&amp; letter &lt; 'a') ? " ": letter.toString());</text:p>
      <text:p text:style-name="P6"><text:s text:c="8"/>}</text:p>
      <text:p text:style-name="P6"/>
      <text:p text:style-name="P6"><text:s text:c="8"/>return sb.toString();</text:p>
      <text:p text:style-name="P6"><text:s text:c="4"/>}</text:p>
      <text:p text:style-name="P6">}</text:p>
      <text:p text:style-name="P6"/>
      <text:p text:style-name="P27">3.<text:span text:style-name="T14">3</text:span> <text:span text:style-name="T14">Изменение времени работы программы</text:span>:</text:p>
      <text:p text:style-name="P20">При выполнение программы сравнения строк видно, что время выполнения программы пропорционально растет от количества строк в читаемых файлов и длинны читаемых строк.</text:p>
      <text:p text:style-name="P20"/>
      <text:p text:style-name="P9">4. Результат вычислительных экспериментов.</text:p>
      <text:p text:style-name="P9"/>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36">Кол-во символов</text:p>
          </table:table-cell>
          <table:table-cell table:style-name="Таблица1.A1" office:value-type="string">
            <text:p text:style-name="P36">Кол-во строк</text:p>
          </table:table-cell>
          <table:table-cell table:style-name="Таблица1.A1" office:value-type="string">
            <text:p text:style-name="P35"><text:s/><text:span text:style-name="T7">Время многопоточного приложения (мсек)</text:span></text:p>
          </table:table-cell>
          <table:table-cell table:style-name="Таблица1.D1" office:value-type="string">
            <text:p text:style-name="P36">Время <text:span text:style-name="T8">однопоточного</text:span> приложения (мсек)</text:p>
          </table:table-cell>
        </table:table-row>
        <table:table-row>
          <table:table-cell table:style-name="Таблица1.A2" office:value-type="string">
            <text:p text:style-name="P35">"2"</text:p>
          </table:table-cell>
          <table:table-cell table:style-name="Таблица1.A2" office:value-type="string">
            <text:p text:style-name="P35"><text:s/>"10"</text:p>
          </table:table-cell>
          <table:table-cell table:style-name="Таблица1.A2" office:value-type="string">
            <text:p text:style-name="P35"><text:s/>40</text:p>
          </table:table-cell>
          <table:table-cell table:style-name="Таблица1.D2" office:value-type="string">
            <text:p text:style-name="P35"><text:s/>40</text:p>
          </table:table-cell>
        </table:table-row>
        <table:table-row>
          <table:table-cell table:style-name="Таблица1.A2" office:value-type="string">
            <text:p text:style-name="P35"><text:s/>"2"</text:p>
          </table:table-cell>
          <table:table-cell table:style-name="Таблица1.A2" office:value-type="string">
            <text:p text:style-name="P35"><text:s/>"210"</text:p>
          </table:table-cell>
          <table:table-cell table:style-name="Таблица1.A2" office:value-type="string">
            <text:p text:style-name="P35"><text:s/>28</text:p>
          </table:table-cell>
          <table:table-cell table:style-name="Таблица1.D2" office:value-type="string">
            <text:p text:style-name="P35"><text:s/>19</text:p>
          </table:table-cell>
        </table:table-row>
        <table:table-row>
          <table:table-cell table:style-name="Таблица1.A2" office:value-type="string">
            <text:p text:style-name="P35"><text:s/>"2"</text:p>
          </table:table-cell>
          <table:table-cell table:style-name="Таблица1.A2" office:value-type="string">
            <text:p text:style-name="P35"><text:s/>"410"</text:p>
          </table:table-cell>
          <table:table-cell table:style-name="Таблица1.A2" office:value-type="string">
            <text:p text:style-name="P35"><text:s/>38</text:p>
          </table:table-cell>
          <table:table-cell table:style-name="Таблица1.D2" office:value-type="string">
            <text:p text:style-name="P35"><text:s/>9</text:p>
          </table:table-cell>
        </table:table-row>
        <table:table-row>
          <table:table-cell table:style-name="Таблица1.A2" office:value-type="string">
            <text:p text:style-name="P35"><text:s/>"2"</text:p>
          </table:table-cell>
          <table:table-cell table:style-name="Таблица1.A2" office:value-type="string">
            <text:p text:style-name="P35"><text:s/>"610"</text:p>
          </table:table-cell>
          <table:table-cell table:style-name="Таблица1.A2" office:value-type="string">
            <text:p text:style-name="P35"><text:s/>35</text:p>
          </table:table-cell>
          <table:table-cell table:style-name="Таблица1.D2" office:value-type="string">
            <text:p text:style-name="P35"><text:s/>7</text:p>
          </table:table-cell>
        </table:table-row>
        <table:table-row>
          <table:table-cell table:style-name="Таблица1.A2" office:value-type="string">
            <text:p text:style-name="P35"><text:s/>"2"</text:p>
          </table:table-cell>
          <table:table-cell table:style-name="Таблица1.A2" office:value-type="string">
            <text:p text:style-name="P35"><text:s/>"810"</text:p>
          </table:table-cell>
          <table:table-cell table:style-name="Таблица1.A2" office:value-type="string">
            <text:p text:style-name="P35"><text:s/>63</text:p>
          </table:table-cell>
          <table:table-cell table:style-name="Таблица1.D2" office:value-type="string">
            <text:p text:style-name="P35"><text:s/>8</text:p>
          </table:table-cell>
        </table:table-row>
        <table:table-row>
          <table:table-cell table:style-name="Таблица1.A2" office:value-type="string">
            <text:p text:style-name="P35"><text:s/>"2"</text:p>
          </table:table-cell>
          <table:table-cell table:style-name="Таблица1.A2" office:value-type="string">
            <text:p text:style-name="P35"><text:s/>"1010"</text:p>
          </table:table-cell>
          <table:table-cell table:style-name="Таблица1.A2" office:value-type="string">
            <text:p text:style-name="P35"><text:s/>54</text:p>
          </table:table-cell>
          <table:table-cell table:style-name="Таблица1.D2" office:value-type="string">
            <text:p text:style-name="P35"><text:s/>8</text:p>
          </table:table-cell>
        </table:table-row>
        <table:table-row>
          <table:table-cell table:style-name="Таблица1.A2" office:value-type="string">
            <text:p text:style-name="P35"><text:s/>"2"</text:p>
          </table:table-cell>
          <table:table-cell table:style-name="Таблица1.A2" office:value-type="string">
            <text:p text:style-name="P35"><text:s/>"3030"</text:p>
          </table:table-cell>
          <table:table-cell table:style-name="Таблица1.A2" office:value-type="string">
            <text:p text:style-name="P35"><text:s/>185</text:p>
          </table:table-cell>
          <table:table-cell table:style-name="Таблица1.D2" office:value-type="string">
            <text:p text:style-name="P35"><text:s/>36</text:p>
          </table:table-cell>
        </table:table-row>
        <table:table-row>
          <table:table-cell table:style-name="Таблица1.A2" office:value-type="string">
            <text:p text:style-name="P35"><text:s/>"2"</text:p>
          </table:table-cell>
          <table:table-cell table:style-name="Таблица1.A2" office:value-type="string">
            <text:p text:style-name="P35"><text:s/>"9090"</text:p>
          </table:table-cell>
          <table:table-cell table:style-name="Таблица1.A2" office:value-type="string">
            <text:p text:style-name="P35"><text:s/>578</text:p>
          </table:table-cell>
          <table:table-cell table:style-name="Таблица1.D2" office:value-type="string">
            <text:p text:style-name="P35"><text:s/>29</text:p>
          </table:table-cell>
        </table:table-row>
        <table:table-row>
          <table:table-cell table:style-name="Таблица1.A2" office:value-type="string">
            <text:p text:style-name="P35"><text:s/>"2"</text:p>
          </table:table-cell>
          <table:table-cell table:style-name="Таблица1.A2" office:value-type="string">
            <text:p text:style-name="P35"><text:s/>"27270"</text:p>
          </table:table-cell>
          <table:table-cell table:style-name="Таблица1.A2" office:value-type="string">
            <text:p text:style-name="P35"><text:s/>2054</text:p>
          </table:table-cell>
          <table:table-cell table:style-name="Таблица1.D2" office:value-type="string">
            <text:p text:style-name="P35"><text:s/>43</text:p>
          </table:table-cell>
        </table:table-row>
        <table:table-row>
          <table:table-cell table:style-name="Таблица1.A2" office:value-type="string">
            <text:p text:style-name="P35"><text:s/>"2"</text:p>
          </table:table-cell>
          <table:table-cell table:style-name="Таблица1.A2" office:value-type="string">
            <text:p text:style-name="P35"><text:s/>"81810"</text:p>
          </table:table-cell>
          <table:table-cell table:style-name="Таблица1.A2" office:value-type="string">
            <text:p text:style-name="P35"><text:s/>5742</text:p>
          </table:table-cell>
          <table:table-cell table:style-name="Таблица1.D2" office:value-type="string">
            <text:p text:style-name="P35"><text:s/>53</text:p>
          </table:table-cell>
        </table:table-row>
        <table:table-row>
          <table:table-cell table:style-name="Таблица1.A2" office:value-type="string">
            <text:p text:style-name="P35"><text:s/>"202"</text:p>
          </table:table-cell>
          <table:table-cell table:style-name="Таблица1.A2" office:value-type="string">
            <text:p text:style-name="P35"><text:s/>"10"</text:p>
          </table:table-cell>
          <table:table-cell table:style-name="Таблица1.A2" office:value-type="string">
            <text:p text:style-name="P35"><text:s/>15</text:p>
          </table:table-cell>
          <table:table-cell table:style-name="Таблица1.D2" office:value-type="string">
            <text:p text:style-name="P35"><text:s/>11</text:p>
          </table:table-cell>
        </table:table-row>
        <table:table-row>
          <table:table-cell table:style-name="Таблица1.A2" office:value-type="string">
            <text:p text:style-name="P35"><text:s/>"202"</text:p>
          </table:table-cell>
          <table:table-cell table:style-name="Таблица1.A2" office:value-type="string">
            <text:p text:style-name="P35"><text:s/>"210"</text:p>
          </table:table-cell>
          <table:table-cell table:style-name="Таблица1.A2" office:value-type="string">
            <text:p text:style-name="P35"><text:s/>26</text:p>
          </table:table-cell>
          <table:table-cell table:style-name="Таблица1.D2" office:value-type="string">
            <text:p text:style-name="P35"><text:s/>3</text:p>
          </table:table-cell>
        </table:table-row>
        <table:table-row>
          <table:table-cell table:style-name="Таблица1.A2" office:value-type="string">
            <text:p text:style-name="P35"><text:s/>"202"</text:p>
          </table:table-cell>
          <table:table-cell table:style-name="Таблица1.A2" office:value-type="string">
            <text:p text:style-name="P35"><text:s/>"410"</text:p>
          </table:table-cell>
          <table:table-cell table:style-name="Таблица1.A2" office:value-type="string">
            <text:p text:style-name="P35"><text:s/>56</text:p>
          </table:table-cell>
          <table:table-cell table:style-name="Таблица1.D2" office:value-type="string">
            <text:p text:style-name="P35"><text:s/>4</text:p>
          </table:table-cell>
        </table:table-row>
        <table:table-row>
          <table:table-cell table:style-name="Таблица1.A2" office:value-type="string">
            <text:p text:style-name="P35"><text:s/>"202"</text:p>
          </table:table-cell>
          <table:table-cell table:style-name="Таблица1.A2" office:value-type="string">
            <text:p text:style-name="P35"><text:s/>"610"</text:p>
          </table:table-cell>
          <table:table-cell table:style-name="Таблица1.A2" office:value-type="string">
            <text:p text:style-name="P35"><text:s/>67</text:p>
          </table:table-cell>
          <table:table-cell table:style-name="Таблица1.D2" office:value-type="string">
            <text:p text:style-name="P35"><text:s/>5</text:p>
          </table:table-cell>
        </table:table-row>
        <table:table-row>
          <table:table-cell table:style-name="Таблица1.A2" office:value-type="string">
            <text:p text:style-name="P35"><text:s/>"202"</text:p>
          </table:table-cell>
          <table:table-cell table:style-name="Таблица1.A2" office:value-type="string">
            <text:p text:style-name="P35"><text:s/>"810"</text:p>
          </table:table-cell>
          <table:table-cell table:style-name="Таблица1.A2" office:value-type="string">
            <text:p text:style-name="P35"><text:s/>94</text:p>
          </table:table-cell>
          <table:table-cell table:style-name="Таблица1.D2" office:value-type="string">
            <text:p text:style-name="P35"><text:s/>6</text:p>
          </table:table-cell>
        </table:table-row>
        <table:table-row>
          <table:table-cell table:style-name="Таблица1.A2" office:value-type="string">
            <text:p text:style-name="P35"><text:s/>"202"</text:p>
          </table:table-cell>
          <table:table-cell table:style-name="Таблица1.A2" office:value-type="string">
            <text:p text:style-name="P35"><text:s/>"1010"</text:p>
          </table:table-cell>
          <table:table-cell table:style-name="Таблица1.A2" office:value-type="string">
            <text:p text:style-name="P35"><text:s/>65</text:p>
          </table:table-cell>
          <table:table-cell table:style-name="Таблица1.D2" office:value-type="string">
            <text:p text:style-name="P35"><text:s/>5</text:p>
          </table:table-cell>
        </table:table-row>
        <table:table-row>
          <table:table-cell table:style-name="Таблица1.A2" office:value-type="string">
            <text:p text:style-name="P35"><text:s/>"202"</text:p>
          </table:table-cell>
          <table:table-cell table:style-name="Таблица1.A2" office:value-type="string">
            <text:p text:style-name="P35"><text:s/>"3030"</text:p>
          </table:table-cell>
          <table:table-cell table:style-name="Таблица1.A2" office:value-type="string">
            <text:p text:style-name="P35"><text:s/>237</text:p>
          </table:table-cell>
          <table:table-cell table:style-name="Таблица1.D2" office:value-type="string">
            <text:p text:style-name="P35"><text:s/>10</text:p>
          </table:table-cell>
        </table:table-row>
        <text:soft-page-break/>
        <table:table-row>
          <table:table-cell table:style-name="Таблица1.A2" office:value-type="string">
            <text:p text:style-name="P35"><text:s/>"202"</text:p>
          </table:table-cell>
          <table:table-cell table:style-name="Таблица1.A2" office:value-type="string">
            <text:p text:style-name="P35"><text:s/>"9090"</text:p>
          </table:table-cell>
          <table:table-cell table:style-name="Таблица1.A2" office:value-type="string">
            <text:p text:style-name="P35"><text:s/>651</text:p>
          </table:table-cell>
          <table:table-cell table:style-name="Таблица1.D2" office:value-type="string">
            <text:p text:style-name="P35"><text:s/>29</text:p>
          </table:table-cell>
        </table:table-row>
        <table:table-row>
          <table:table-cell table:style-name="Таблица1.A2" office:value-type="string">
            <text:p text:style-name="P35"><text:s/>"202"</text:p>
          </table:table-cell>
          <table:table-cell table:style-name="Таблица1.A2" office:value-type="string">
            <text:p text:style-name="P35"><text:s/>"27270"</text:p>
          </table:table-cell>
          <table:table-cell table:style-name="Таблица1.A2" office:value-type="string">
            <text:p text:style-name="P35"><text:s/>2105</text:p>
          </table:table-cell>
          <table:table-cell table:style-name="Таблица1.D2" office:value-type="string">
            <text:p text:style-name="P35"><text:s/>118</text:p>
          </table:table-cell>
        </table:table-row>
        <table:table-row>
          <table:table-cell table:style-name="Таблица1.A2" office:value-type="string">
            <text:p text:style-name="P35"><text:s/>"202"</text:p>
          </table:table-cell>
          <table:table-cell table:style-name="Таблица1.A2" office:value-type="string">
            <text:p text:style-name="P35"><text:s/>"81810"</text:p>
          </table:table-cell>
          <table:table-cell table:style-name="Таблица1.A2" office:value-type="string">
            <text:p text:style-name="P35"><text:s/>6203</text:p>
          </table:table-cell>
          <table:table-cell table:style-name="Таблица1.D2" office:value-type="string">
            <text:p text:style-name="P35"><text:s/>276</text:p>
          </table:table-cell>
        </table:table-row>
        <table:table-row>
          <table:table-cell table:style-name="Таблица1.A2" office:value-type="string">
            <text:p text:style-name="P35"><text:s/>"402"</text:p>
          </table:table-cell>
          <table:table-cell table:style-name="Таблица1.A2" office:value-type="string">
            <text:p text:style-name="P35"><text:s/>"10"</text:p>
          </table:table-cell>
          <table:table-cell table:style-name="Таблица1.A2" office:value-type="string">
            <text:p text:style-name="P35"><text:s/>9</text:p>
          </table:table-cell>
          <table:table-cell table:style-name="Таблица1.D2" office:value-type="string">
            <text:p text:style-name="P35"><text:s/>1</text:p>
          </table:table-cell>
        </table:table-row>
        <table:table-row>
          <table:table-cell table:style-name="Таблица1.A2" office:value-type="string">
            <text:p text:style-name="P35"><text:s/>"402"</text:p>
          </table:table-cell>
          <table:table-cell table:style-name="Таблица1.A2" office:value-type="string">
            <text:p text:style-name="P35"><text:s/>"210"</text:p>
          </table:table-cell>
          <table:table-cell table:style-name="Таблица1.A2" office:value-type="string">
            <text:p text:style-name="P35"><text:s/>25</text:p>
          </table:table-cell>
          <table:table-cell table:style-name="Таблица1.D2" office:value-type="string">
            <text:p text:style-name="P35"><text:s/>3</text:p>
          </table:table-cell>
        </table:table-row>
        <table:table-row>
          <table:table-cell table:style-name="Таблица1.A2" office:value-type="string">
            <text:p text:style-name="P35"><text:s/>"402"</text:p>
          </table:table-cell>
          <table:table-cell table:style-name="Таблица1.A2" office:value-type="string">
            <text:p text:style-name="P35"><text:s/>"410"</text:p>
          </table:table-cell>
          <table:table-cell table:style-name="Таблица1.A2" office:value-type="string">
            <text:p text:style-name="P35"><text:s/>47</text:p>
          </table:table-cell>
          <table:table-cell table:style-name="Таблица1.D2" office:value-type="string">
            <text:p text:style-name="P35"><text:s/>3</text:p>
          </table:table-cell>
        </table:table-row>
        <table:table-row>
          <table:table-cell table:style-name="Таблица1.A2" office:value-type="string">
            <text:p text:style-name="P35"><text:s/>"402"</text:p>
          </table:table-cell>
          <table:table-cell table:style-name="Таблица1.A2" office:value-type="string">
            <text:p text:style-name="P35"><text:s/>"610"</text:p>
          </table:table-cell>
          <table:table-cell table:style-name="Таблица1.A2" office:value-type="string">
            <text:p text:style-name="P35"><text:s/>57</text:p>
          </table:table-cell>
          <table:table-cell table:style-name="Таблица1.D2" office:value-type="string">
            <text:p text:style-name="P35"><text:s/>6</text:p>
          </table:table-cell>
        </table:table-row>
        <table:table-row>
          <table:table-cell table:style-name="Таблица1.A2" office:value-type="string">
            <text:p text:style-name="P35"><text:s/>"402"</text:p>
          </table:table-cell>
          <table:table-cell table:style-name="Таблица1.A2" office:value-type="string">
            <text:p text:style-name="P35"><text:s/>"810"</text:p>
          </table:table-cell>
          <table:table-cell table:style-name="Таблица1.A2" office:value-type="string">
            <text:p text:style-name="P35"><text:s/>77</text:p>
          </table:table-cell>
          <table:table-cell table:style-name="Таблица1.D2" office:value-type="string">
            <text:p text:style-name="P35"><text:s/>5</text:p>
          </table:table-cell>
        </table:table-row>
        <table:table-row>
          <table:table-cell table:style-name="Таблица1.A2" office:value-type="string">
            <text:p text:style-name="P35"><text:s/>"402"</text:p>
          </table:table-cell>
          <table:table-cell table:style-name="Таблица1.A2" office:value-type="string">
            <text:p text:style-name="P35"><text:s/>"1010"</text:p>
          </table:table-cell>
          <table:table-cell table:style-name="Таблица1.A2" office:value-type="string">
            <text:p text:style-name="P35"><text:s/>103</text:p>
          </table:table-cell>
          <table:table-cell table:style-name="Таблица1.D2" office:value-type="string">
            <text:p text:style-name="P35"><text:s/>6</text:p>
          </table:table-cell>
        </table:table-row>
        <table:table-row>
          <table:table-cell table:style-name="Таблица1.A2" office:value-type="string">
            <text:p text:style-name="P35"><text:s/>"402"</text:p>
          </table:table-cell>
          <table:table-cell table:style-name="Таблица1.A2" office:value-type="string">
            <text:p text:style-name="P35"><text:s/>"3030"</text:p>
          </table:table-cell>
          <table:table-cell table:style-name="Таблица1.A2" office:value-type="string">
            <text:p text:style-name="P35"><text:s/>273</text:p>
          </table:table-cell>
          <table:table-cell table:style-name="Таблица1.D2" office:value-type="string">
            <text:p text:style-name="P35"><text:s/>18</text:p>
          </table:table-cell>
        </table:table-row>
        <table:table-row>
          <table:table-cell table:style-name="Таблица1.A2" office:value-type="string">
            <text:p text:style-name="P35"><text:s/>"402"</text:p>
          </table:table-cell>
          <table:table-cell table:style-name="Таблица1.A2" office:value-type="string">
            <text:p text:style-name="P35"><text:s/>"9090"</text:p>
          </table:table-cell>
          <table:table-cell table:style-name="Таблица1.A2" office:value-type="string">
            <text:p text:style-name="P35"><text:s/>741</text:p>
          </table:table-cell>
          <table:table-cell table:style-name="Таблица1.D2" office:value-type="string">
            <text:p text:style-name="P35"><text:s/>50</text:p>
          </table:table-cell>
        </table:table-row>
        <table:table-row>
          <table:table-cell table:style-name="Таблица1.A2" office:value-type="string">
            <text:p text:style-name="P35"><text:s/>"402"</text:p>
          </table:table-cell>
          <table:table-cell table:style-name="Таблица1.A2" office:value-type="string">
            <text:p text:style-name="P35"><text:s/>"27270"</text:p>
          </table:table-cell>
          <table:table-cell table:style-name="Таблица1.A2" office:value-type="string">
            <text:p text:style-name="P35"><text:s/>2165</text:p>
          </table:table-cell>
          <table:table-cell table:style-name="Таблица1.D2" office:value-type="string">
            <text:p text:style-name="P35"><text:s/>147</text:p>
          </table:table-cell>
        </table:table-row>
        <table:table-row>
          <table:table-cell table:style-name="Таблица1.A2" office:value-type="string">
            <text:p text:style-name="P35"><text:s/>"402"</text:p>
          </table:table-cell>
          <table:table-cell table:style-name="Таблица1.A2" office:value-type="string">
            <text:p text:style-name="P35"><text:s/>"81810"</text:p>
          </table:table-cell>
          <table:table-cell table:style-name="Таблица1.A2" office:value-type="string">
            <text:p text:style-name="P35"><text:s/>6529</text:p>
          </table:table-cell>
          <table:table-cell table:style-name="Таблица1.D2" office:value-type="string">
            <text:p text:style-name="P35"><text:s/>432</text:p>
          </table:table-cell>
        </table:table-row>
        <table:table-row>
          <table:table-cell table:style-name="Таблица1.A2" office:value-type="string">
            <text:p text:style-name="P35"><text:s/>"602"</text:p>
          </table:table-cell>
          <table:table-cell table:style-name="Таблица1.A2" office:value-type="string">
            <text:p text:style-name="P35"><text:s/>"10"</text:p>
          </table:table-cell>
          <table:table-cell table:style-name="Таблица1.A2" office:value-type="string">
            <text:p text:style-name="P35"><text:s/>15</text:p>
          </table:table-cell>
          <table:table-cell table:style-name="Таблица1.D2" office:value-type="string">
            <text:p text:style-name="P35"><text:s/>1</text:p>
          </table:table-cell>
        </table:table-row>
        <table:table-row>
          <table:table-cell table:style-name="Таблица1.A2" office:value-type="string">
            <text:p text:style-name="P35"><text:s/>"602"</text:p>
          </table:table-cell>
          <table:table-cell table:style-name="Таблица1.A2" office:value-type="string">
            <text:p text:style-name="P35"><text:s/>"210"</text:p>
          </table:table-cell>
          <table:table-cell table:style-name="Таблица1.A2" office:value-type="string">
            <text:p text:style-name="P35"><text:s/>21</text:p>
          </table:table-cell>
          <table:table-cell table:style-name="Таблица1.D2" office:value-type="string">
            <text:p text:style-name="P35"><text:s/>2</text:p>
          </table:table-cell>
        </table:table-row>
        <table:table-row>
          <table:table-cell table:style-name="Таблица1.A2" office:value-type="string">
            <text:p text:style-name="P35"><text:s/>"602"</text:p>
          </table:table-cell>
          <table:table-cell table:style-name="Таблица1.A2" office:value-type="string">
            <text:p text:style-name="P35"><text:s/>"410"</text:p>
          </table:table-cell>
          <table:table-cell table:style-name="Таблица1.A2" office:value-type="string">
            <text:p text:style-name="P35"><text:s/>30</text:p>
          </table:table-cell>
          <table:table-cell table:style-name="Таблица1.D2" office:value-type="string">
            <text:p text:style-name="P35"><text:s/>5</text:p>
          </table:table-cell>
        </table:table-row>
        <table:table-row>
          <table:table-cell table:style-name="Таблица1.A2" office:value-type="string">
            <text:p text:style-name="P35"><text:s/>"602"</text:p>
          </table:table-cell>
          <table:table-cell table:style-name="Таблица1.A2" office:value-type="string">
            <text:p text:style-name="P35"><text:s/>"610"</text:p>
          </table:table-cell>
          <table:table-cell table:style-name="Таблица1.A2" office:value-type="string">
            <text:p text:style-name="P35"><text:s/>105</text:p>
          </table:table-cell>
          <table:table-cell table:style-name="Таблица1.D2" office:value-type="string">
            <text:p text:style-name="P35"><text:s/>58</text:p>
          </table:table-cell>
        </table:table-row>
        <table:table-row>
          <table:table-cell table:style-name="Таблица1.A2" office:value-type="string">
            <text:p text:style-name="P35"><text:s/>"602"</text:p>
          </table:table-cell>
          <table:table-cell table:style-name="Таблица1.A2" office:value-type="string">
            <text:p text:style-name="P35"><text:s/>"810"</text:p>
          </table:table-cell>
          <table:table-cell table:style-name="Таблица1.A2" office:value-type="string">
            <text:p text:style-name="P35"><text:s/>51</text:p>
          </table:table-cell>
          <table:table-cell table:style-name="Таблица1.D2" office:value-type="string">
            <text:p text:style-name="P35"><text:s/>7</text:p>
          </table:table-cell>
        </table:table-row>
        <table:table-row>
          <table:table-cell table:style-name="Таблица1.A2" office:value-type="string">
            <text:p text:style-name="P35"><text:s/>"602"</text:p>
          </table:table-cell>
          <table:table-cell table:style-name="Таблица1.A2" office:value-type="string">
            <text:p text:style-name="P35"><text:s/>"1010"</text:p>
          </table:table-cell>
          <table:table-cell table:style-name="Таблица1.A2" office:value-type="string">
            <text:p text:style-name="P35"><text:s/>89</text:p>
          </table:table-cell>
          <table:table-cell table:style-name="Таблица1.D2" office:value-type="string">
            <text:p text:style-name="P35"><text:s/>9</text:p>
          </table:table-cell>
        </table:table-row>
        <table:table-row>
          <table:table-cell table:style-name="Таблица1.A2" office:value-type="string">
            <text:p text:style-name="P35"><text:s/>"602"</text:p>
          </table:table-cell>
          <table:table-cell table:style-name="Таблица1.A2" office:value-type="string">
            <text:p text:style-name="P35"><text:s/>"3030"</text:p>
          </table:table-cell>
          <table:table-cell table:style-name="Таблица1.A2" office:value-type="string">
            <text:p text:style-name="P35"><text:s/>271</text:p>
          </table:table-cell>
          <table:table-cell table:style-name="Таблица1.D2" office:value-type="string">
            <text:p text:style-name="P35"><text:s/>25</text:p>
          </table:table-cell>
        </table:table-row>
        <table:table-row>
          <table:table-cell table:style-name="Таблица1.A2" office:value-type="string">
            <text:p text:style-name="P35"><text:s/>"602"</text:p>
          </table:table-cell>
          <table:table-cell table:style-name="Таблица1.A2" office:value-type="string">
            <text:p text:style-name="P35"><text:s/>"9090"</text:p>
          </table:table-cell>
          <table:table-cell table:style-name="Таблица1.A2" office:value-type="string">
            <text:p text:style-name="P35"><text:s/>785</text:p>
          </table:table-cell>
          <table:table-cell table:style-name="Таблица1.D2" office:value-type="string">
            <text:p text:style-name="P35"><text:s/>74</text:p>
          </table:table-cell>
        </table:table-row>
        <table:table-row>
          <table:table-cell table:style-name="Таблица1.A2" office:value-type="string">
            <text:p text:style-name="P35"><text:s/>"602"</text:p>
          </table:table-cell>
          <table:table-cell table:style-name="Таблица1.A2" office:value-type="string">
            <text:p text:style-name="P35"><text:s/>"27270"</text:p>
          </table:table-cell>
          <table:table-cell table:style-name="Таблица1.A2" office:value-type="string">
            <text:p text:style-name="P35"><text:s/>2268</text:p>
          </table:table-cell>
          <table:table-cell table:style-name="Таблица1.D2" office:value-type="string">
            <text:p text:style-name="P35"><text:s/>182</text:p>
          </table:table-cell>
        </table:table-row>
        <table:table-row>
          <table:table-cell table:style-name="Таблица1.A2" office:value-type="string">
            <text:p text:style-name="P35"><text:s/>"602"</text:p>
          </table:table-cell>
          <table:table-cell table:style-name="Таблица1.A2" office:value-type="string">
            <text:p text:style-name="P35"><text:s/>"81810"</text:p>
          </table:table-cell>
          <table:table-cell table:style-name="Таблица1.A2" office:value-type="string">
            <text:p text:style-name="P35"><text:s/>6650</text:p>
          </table:table-cell>
          <table:table-cell table:style-name="Таблица1.D2" office:value-type="string">
            <text:p text:style-name="P35"><text:s/>526</text:p>
          </table:table-cell>
        </table:table-row>
        <table:table-row>
          <table:table-cell table:style-name="Таблица1.A2" office:value-type="string">
            <text:p text:style-name="P35"><text:s/>"802"</text:p>
          </table:table-cell>
          <table:table-cell table:style-name="Таблица1.A2" office:value-type="string">
            <text:p text:style-name="P35"><text:s/>"10"</text:p>
          </table:table-cell>
          <table:table-cell table:style-name="Таблица1.A2" office:value-type="string">
            <text:p text:style-name="P35"><text:s/>6</text:p>
          </table:table-cell>
          <table:table-cell table:style-name="Таблица1.D2" office:value-type="string">
            <text:p text:style-name="P35"><text:s/>1</text:p>
          </table:table-cell>
        </table:table-row>
        <table:table-row>
          <table:table-cell table:style-name="Таблица1.A2" office:value-type="string">
            <text:p text:style-name="P35"><text:s/>"802"</text:p>
          </table:table-cell>
          <table:table-cell table:style-name="Таблица1.A2" office:value-type="string">
            <text:p text:style-name="P35"><text:s/>"210"</text:p>
          </table:table-cell>
          <table:table-cell table:style-name="Таблица1.A2" office:value-type="string">
            <text:p text:style-name="P35"><text:s/>38</text:p>
          </table:table-cell>
          <table:table-cell table:style-name="Таблица1.D2" office:value-type="string">
            <text:p text:style-name="P35"><text:s/>2</text:p>
          </table:table-cell>
        </table:table-row>
        <table:table-row>
          <table:table-cell table:style-name="Таблица1.A2" office:value-type="string">
            <text:p text:style-name="P35"><text:s/>"802"</text:p>
          </table:table-cell>
          <table:table-cell table:style-name="Таблица1.A2" office:value-type="string">
            <text:p text:style-name="P35"><text:s/>"410"</text:p>
          </table:table-cell>
          <table:table-cell table:style-name="Таблица1.A2" office:value-type="string">
            <text:p text:style-name="P35"><text:s/>55</text:p>
          </table:table-cell>
          <table:table-cell table:style-name="Таблица1.D2" office:value-type="string">
            <text:p text:style-name="P35"><text:s/>5</text:p>
          </table:table-cell>
        </table:table-row>
        <table:table-row>
          <table:table-cell table:style-name="Таблица1.A2" office:value-type="string">
            <text:p text:style-name="P35"><text:s/>"802"</text:p>
          </table:table-cell>
          <table:table-cell table:style-name="Таблица1.A2" office:value-type="string">
            <text:p text:style-name="P35"><text:s/>"610"</text:p>
          </table:table-cell>
          <table:table-cell table:style-name="Таблица1.A2" office:value-type="string">
            <text:p text:style-name="P35"><text:s/>79</text:p>
          </table:table-cell>
          <table:table-cell table:style-name="Таблица1.D2" office:value-type="string">
            <text:p text:style-name="P35"><text:s/>6</text:p>
          </table:table-cell>
        </table:table-row>
        <table:table-row>
          <table:table-cell table:style-name="Таблица1.A2" office:value-type="string">
            <text:p text:style-name="P35"><text:s/>"802"</text:p>
          </table:table-cell>
          <table:table-cell table:style-name="Таблица1.A2" office:value-type="string">
            <text:p text:style-name="P35"><text:s/>"810"</text:p>
          </table:table-cell>
          <table:table-cell table:style-name="Таблица1.A2" office:value-type="string">
            <text:p text:style-name="P35"><text:s/>92</text:p>
          </table:table-cell>
          <table:table-cell table:style-name="Таблица1.D2" office:value-type="string">
            <text:p text:style-name="P35"><text:s/>8</text:p>
          </table:table-cell>
        </table:table-row>
        <table:table-row>
          <table:table-cell table:style-name="Таблица1.A2" office:value-type="string">
            <text:p text:style-name="P35"><text:s/>"802"</text:p>
          </table:table-cell>
          <table:table-cell table:style-name="Таблица1.A2" office:value-type="string">
            <text:p text:style-name="P35"><text:s/>"1010"</text:p>
          </table:table-cell>
          <table:table-cell table:style-name="Таблица1.A2" office:value-type="string">
            <text:p text:style-name="P35"><text:s/>121</text:p>
          </table:table-cell>
          <table:table-cell table:style-name="Таблица1.D2" office:value-type="string">
            <text:p text:style-name="P35"><text:s/>9</text:p>
          </table:table-cell>
        </table:table-row>
        <table:table-row>
          <table:table-cell table:style-name="Таблица1.A2" office:value-type="string">
            <text:p text:style-name="P35"><text:s/>"802"</text:p>
          </table:table-cell>
          <table:table-cell table:style-name="Таблица1.A2" office:value-type="string">
            <text:p text:style-name="P35"><text:s/>"3030"</text:p>
          </table:table-cell>
          <table:table-cell table:style-name="Таблица1.A2" office:value-type="string">
            <text:p text:style-name="P35"><text:s/>296</text:p>
          </table:table-cell>
          <table:table-cell table:style-name="Таблица1.D2" office:value-type="string">
            <text:p text:style-name="P35"><text:s/>27</text:p>
          </table:table-cell>
        </table:table-row>
        <table:table-row>
          <table:table-cell table:style-name="Таблица1.A2" office:value-type="string">
            <text:p text:style-name="P35"><text:s/>"802"</text:p>
          </table:table-cell>
          <table:table-cell table:style-name="Таблица1.A2" office:value-type="string">
            <text:p text:style-name="P35"><text:s/>"9090"</text:p>
          </table:table-cell>
          <table:table-cell table:style-name="Таблица1.A2" office:value-type="string">
            <text:p text:style-name="P35"><text:s/>807</text:p>
          </table:table-cell>
          <table:table-cell table:style-name="Таблица1.D2" office:value-type="string">
            <text:p text:style-name="P35"><text:s/>79</text:p>
          </table:table-cell>
        </table:table-row>
        <table:table-row>
          <table:table-cell table:style-name="Таблица1.A2" office:value-type="string">
            <text:p text:style-name="P35"><text:s/>"802"</text:p>
          </table:table-cell>
          <table:table-cell table:style-name="Таблица1.A2" office:value-type="string">
            <text:p text:style-name="P35"><text:s/>"27270"</text:p>
          </table:table-cell>
          <table:table-cell table:style-name="Таблица1.A2" office:value-type="string">
            <text:p text:style-name="P35"><text:s/>2334</text:p>
          </table:table-cell>
          <table:table-cell table:style-name="Таблица1.D2" office:value-type="string">
            <text:p text:style-name="P35"><text:s/>243</text:p>
          </table:table-cell>
        </table:table-row>
        <table:table-row>
          <table:table-cell table:style-name="Таблица1.A2" office:value-type="string">
            <text:p text:style-name="P35"><text:s/>"802"</text:p>
          </table:table-cell>
          <table:table-cell table:style-name="Таблица1.A2" office:value-type="string">
            <text:p text:style-name="P35"><text:s/>"81810"</text:p>
          </table:table-cell>
          <table:table-cell table:style-name="Таблица1.A2" office:value-type="string">
            <text:p text:style-name="P35"><text:s/>6951</text:p>
          </table:table-cell>
          <table:table-cell table:style-name="Таблица1.D2" office:value-type="string">
            <text:p text:style-name="P35"><text:s/>696</text:p>
          </table:table-cell>
        </table:table-row>
        <table:table-row>
          <table:table-cell table:style-name="Таблица1.A2" office:value-type="string">
            <text:p text:style-name="P35"><text:s/>"1002"</text:p>
          </table:table-cell>
          <table:table-cell table:style-name="Таблица1.A2" office:value-type="string">
            <text:p text:style-name="P35"><text:s/>"10"</text:p>
          </table:table-cell>
          <table:table-cell table:style-name="Таблица1.A2" office:value-type="string">
            <text:p text:style-name="P35"><text:s/>9</text:p>
          </table:table-cell>
          <table:table-cell table:style-name="Таблица1.D2" office:value-type="string">
            <text:p text:style-name="P35"><text:s/>1</text:p>
          </table:table-cell>
        </table:table-row>
        <table:table-row>
          <table:table-cell table:style-name="Таблица1.A2" office:value-type="string">
            <text:p text:style-name="P35"><text:s/>"1002"</text:p>
          </table:table-cell>
          <table:table-cell table:style-name="Таблица1.A2" office:value-type="string">
            <text:p text:style-name="P35"><text:s/>"210"</text:p>
          </table:table-cell>
          <table:table-cell table:style-name="Таблица1.A2" office:value-type="string">
            <text:p text:style-name="P35"><text:s/>34</text:p>
          </table:table-cell>
          <table:table-cell table:style-name="Таблица1.D2" office:value-type="string">
            <text:p text:style-name="P35"><text:s/>2</text:p>
          </table:table-cell>
        </table:table-row>
        <table:table-row>
          <table:table-cell table:style-name="Таблица1.A2" office:value-type="string">
            <text:p text:style-name="P35"><text:s/>"1002"</text:p>
          </table:table-cell>
          <table:table-cell table:style-name="Таблица1.A2" office:value-type="string">
            <text:p text:style-name="P35"><text:s/>"410"</text:p>
          </table:table-cell>
          <table:table-cell table:style-name="Таблица1.A2" office:value-type="string">
            <text:p text:style-name="P35"><text:s/>53</text:p>
          </table:table-cell>
          <table:table-cell table:style-name="Таблица1.D2" office:value-type="string">
            <text:p text:style-name="P35"><text:s/>5</text:p>
          </table:table-cell>
        </table:table-row>
        <table:table-row>
          <table:table-cell table:style-name="Таблица1.A2" office:value-type="string">
            <text:p text:style-name="P35"><text:s/>"1002"</text:p>
          </table:table-cell>
          <table:table-cell table:style-name="Таблица1.A2" office:value-type="string">
            <text:p text:style-name="P35"><text:s/>"610"</text:p>
          </table:table-cell>
          <table:table-cell table:style-name="Таблица1.A2" office:value-type="string">
            <text:p text:style-name="P35"><text:s/>72</text:p>
          </table:table-cell>
          <table:table-cell table:style-name="Таблица1.D2" office:value-type="string">
            <text:p text:style-name="P35"><text:s/>7</text:p>
          </table:table-cell>
        </table:table-row>
        <table:table-row>
          <table:table-cell table:style-name="Таблица1.A2" office:value-type="string">
            <text:p text:style-name="P35"><text:s/>"1002"</text:p>
          </table:table-cell>
          <table:table-cell table:style-name="Таблица1.A2" office:value-type="string">
            <text:p text:style-name="P35"><text:s/>"810"</text:p>
          </table:table-cell>
          <table:table-cell table:style-name="Таблица1.A2" office:value-type="string">
            <text:p text:style-name="P35"><text:s/>83</text:p>
          </table:table-cell>
          <table:table-cell table:style-name="Таблица1.D2" office:value-type="string">
            <text:p text:style-name="P35"><text:s/>10</text:p>
          </table:table-cell>
        </table:table-row>
        <table:table-row>
          <table:table-cell table:style-name="Таблица1.A2" office:value-type="string">
            <text:p text:style-name="P35"><text:s/>"1002"</text:p>
          </table:table-cell>
          <table:table-cell table:style-name="Таблица1.A2" office:value-type="string">
            <text:p text:style-name="P35"><text:s/>"1010"</text:p>
          </table:table-cell>
          <table:table-cell table:style-name="Таблица1.A2" office:value-type="string">
            <text:p text:style-name="P35"><text:s/>112</text:p>
          </table:table-cell>
          <table:table-cell table:style-name="Таблица1.D2" office:value-type="string">
            <text:p text:style-name="P35"><text:s/>12</text:p>
          </table:table-cell>
        </table:table-row>
        <table:table-row>
          <table:table-cell table:style-name="Таблица1.A2" office:value-type="string">
            <text:p text:style-name="P35"><text:s/>"1002"</text:p>
          </table:table-cell>
          <table:table-cell table:style-name="Таблица1.A2" office:value-type="string">
            <text:p text:style-name="P35"><text:s/>"3030"</text:p>
          </table:table-cell>
          <table:table-cell table:style-name="Таблица1.A2" office:value-type="string">
            <text:p text:style-name="P35"><text:s/>300</text:p>
          </table:table-cell>
          <table:table-cell table:style-name="Таблица1.D2" office:value-type="string">
            <text:p text:style-name="P35"><text:s/>35</text:p>
          </table:table-cell>
        </table:table-row>
        <table:table-row>
          <table:table-cell table:style-name="Таблица1.A2" office:value-type="string">
            <text:p text:style-name="P35"><text:s/>"1002"</text:p>
          </table:table-cell>
          <table:table-cell table:style-name="Таблица1.A2" office:value-type="string">
            <text:p text:style-name="P35"><text:s/>"9090"</text:p>
          </table:table-cell>
          <table:table-cell table:style-name="Таблица1.A2" office:value-type="string">
            <text:p text:style-name="P35"><text:s/>831</text:p>
          </table:table-cell>
          <table:table-cell table:style-name="Таблица1.D2" office:value-type="string">
            <text:p text:style-name="P35"><text:s/>102</text:p>
          </table:table-cell>
        </table:table-row>
        <table:table-row>
          <table:table-cell table:style-name="Таблица1.A2" office:value-type="string">
            <text:p text:style-name="P35"><text:s/>"1002"</text:p>
          </table:table-cell>
          <table:table-cell table:style-name="Таблица1.A2" office:value-type="string">
            <text:p text:style-name="P35"><text:s/>"27270"</text:p>
          </table:table-cell>
          <table:table-cell table:style-name="Таблица1.A2" office:value-type="string">
            <text:p text:style-name="P35"><text:s/>2405</text:p>
          </table:table-cell>
          <table:table-cell table:style-name="Таблица1.D2" office:value-type="string">
            <text:p text:style-name="P35"><text:s/>300</text:p>
          </table:table-cell>
        </table:table-row>
        <text:soft-page-break/>
        <table:table-row>
          <table:table-cell table:style-name="Таблица1.A2" office:value-type="string">
            <text:p text:style-name="P35"><text:s/>"1002"</text:p>
          </table:table-cell>
          <table:table-cell table:style-name="Таблица1.A2" office:value-type="string">
            <text:p text:style-name="P35"><text:s/>"81810"</text:p>
          </table:table-cell>
          <table:table-cell table:style-name="Таблица1.A2" office:value-type="string">
            <text:p text:style-name="P35"><text:s/>7238</text:p>
          </table:table-cell>
          <table:table-cell table:style-name="Таблица1.D2" office:value-type="string">
            <text:p text:style-name="P35"><text:s/>905</text:p>
          </table:table-cell>
        </table:table-row>
        <table:table-row>
          <table:table-cell table:style-name="Таблица1.A2" office:value-type="string">
            <text:p text:style-name="P35"><text:s/>"2004"</text:p>
          </table:table-cell>
          <table:table-cell table:style-name="Таблица1.A2" office:value-type="string">
            <text:p text:style-name="P35"><text:s/>"10"</text:p>
          </table:table-cell>
          <table:table-cell table:style-name="Таблица1.A2" office:value-type="string">
            <text:p text:style-name="P35"><text:s/>18</text:p>
          </table:table-cell>
          <table:table-cell table:style-name="Таблица1.D2" office:value-type="string">
            <text:p text:style-name="P35"><text:s/>3</text:p>
          </table:table-cell>
        </table:table-row>
        <table:table-row>
          <table:table-cell table:style-name="Таблица1.A2" office:value-type="string">
            <text:p text:style-name="P35"><text:s/>"2004"</text:p>
          </table:table-cell>
          <table:table-cell table:style-name="Таблица1.A2" office:value-type="string">
            <text:p text:style-name="P35"><text:s/>"210"</text:p>
          </table:table-cell>
          <table:table-cell table:style-name="Таблица1.A2" office:value-type="string">
            <text:p text:style-name="P35"><text:s/>37</text:p>
          </table:table-cell>
          <table:table-cell table:style-name="Таблица1.D2" office:value-type="string">
            <text:p text:style-name="P35"><text:s/>5</text:p>
          </table:table-cell>
        </table:table-row>
        <table:table-row>
          <table:table-cell table:style-name="Таблица1.A2" office:value-type="string">
            <text:p text:style-name="P35"><text:s/>"2004"</text:p>
          </table:table-cell>
          <table:table-cell table:style-name="Таблица1.A2" office:value-type="string">
            <text:p text:style-name="P35"><text:s/>"410"</text:p>
          </table:table-cell>
          <table:table-cell table:style-name="Таблица1.A2" office:value-type="string">
            <text:p text:style-name="P35"><text:s/>63</text:p>
          </table:table-cell>
          <table:table-cell table:style-name="Таблица1.D2" office:value-type="string">
            <text:p text:style-name="P35"><text:s/>9</text:p>
          </table:table-cell>
        </table:table-row>
        <table:table-row>
          <table:table-cell table:style-name="Таблица1.A2" office:value-type="string">
            <text:p text:style-name="P35"><text:s/>"2004"</text:p>
          </table:table-cell>
          <table:table-cell table:style-name="Таблица1.A2" office:value-type="string">
            <text:p text:style-name="P35"><text:s/>"610"</text:p>
          </table:table-cell>
          <table:table-cell table:style-name="Таблица1.A2" office:value-type="string">
            <text:p text:style-name="P35"><text:s/>93</text:p>
          </table:table-cell>
          <table:table-cell table:style-name="Таблица1.D2" office:value-type="string">
            <text:p text:style-name="P35"><text:s/>14</text:p>
          </table:table-cell>
        </table:table-row>
        <table:table-row>
          <table:table-cell table:style-name="Таблица1.A2" office:value-type="string">
            <text:p text:style-name="P35"><text:s/>"2004"</text:p>
          </table:table-cell>
          <table:table-cell table:style-name="Таблица1.A2" office:value-type="string">
            <text:p text:style-name="P35"><text:s/>"810"</text:p>
          </table:table-cell>
          <table:table-cell table:style-name="Таблица1.A2" office:value-type="string">
            <text:p text:style-name="P35"><text:s/>102</text:p>
          </table:table-cell>
          <table:table-cell table:style-name="Таблица1.D2" office:value-type="string">
            <text:p text:style-name="P35"><text:s/>19</text:p>
          </table:table-cell>
        </table:table-row>
        <table:table-row>
          <table:table-cell table:style-name="Таблица1.A2" office:value-type="string">
            <text:p text:style-name="P35"><text:s/>"2004"</text:p>
          </table:table-cell>
          <table:table-cell table:style-name="Таблица1.A2" office:value-type="string">
            <text:p text:style-name="P35"><text:s/>"1010"</text:p>
          </table:table-cell>
          <table:table-cell table:style-name="Таблица1.A2" office:value-type="string">
            <text:p text:style-name="P35"><text:s/>144</text:p>
          </table:table-cell>
          <table:table-cell table:style-name="Таблица1.D2" office:value-type="string">
            <text:p text:style-name="P35"><text:s/>23</text:p>
          </table:table-cell>
        </table:table-row>
        <table:table-row>
          <table:table-cell table:style-name="Таблица1.A2" office:value-type="string">
            <text:p text:style-name="P35"><text:s/>"2004"</text:p>
          </table:table-cell>
          <table:table-cell table:style-name="Таблица1.A2" office:value-type="string">
            <text:p text:style-name="P35"><text:s/>"3030"</text:p>
          </table:table-cell>
          <table:table-cell table:style-name="Таблица1.A2" office:value-type="string">
            <text:p text:style-name="P35"><text:s/>361</text:p>
          </table:table-cell>
          <table:table-cell table:style-name="Таблица1.D2" office:value-type="string">
            <text:p text:style-name="P35"><text:s/>68</text:p>
          </table:table-cell>
        </table:table-row>
        <table:table-row>
          <table:table-cell table:style-name="Таблица1.A2" office:value-type="string">
            <text:p text:style-name="P35"><text:s/>"2004"</text:p>
          </table:table-cell>
          <table:table-cell table:style-name="Таблица1.A2" office:value-type="string">
            <text:p text:style-name="P35"><text:s/>"9090"</text:p>
          </table:table-cell>
          <table:table-cell table:style-name="Таблица1.A2" office:value-type="string">
            <text:p text:style-name="P35"><text:s/>1018</text:p>
          </table:table-cell>
          <table:table-cell table:style-name="Таблица1.D2" office:value-type="string">
            <text:p text:style-name="P35"><text:s/>206</text:p>
          </table:table-cell>
        </table:table-row>
        <table:table-row>
          <table:table-cell table:style-name="Таблица1.A2" office:value-type="string">
            <text:p text:style-name="P35"><text:s/>"2004"</text:p>
          </table:table-cell>
          <table:table-cell table:style-name="Таблица1.A2" office:value-type="string">
            <text:p text:style-name="P35"><text:s/>"27270"</text:p>
          </table:table-cell>
          <table:table-cell table:style-name="Таблица1.A2" office:value-type="string">
            <text:p text:style-name="P35"><text:s/>2927</text:p>
          </table:table-cell>
          <table:table-cell table:style-name="Таблица1.D2" office:value-type="string">
            <text:p text:style-name="P35"><text:s/>643</text:p>
          </table:table-cell>
        </table:table-row>
        <table:table-row>
          <table:table-cell table:style-name="Таблица1.A2" office:value-type="string">
            <text:p text:style-name="P35"><text:s/>"2004"</text:p>
          </table:table-cell>
          <table:table-cell table:style-name="Таблица1.A2" office:value-type="string">
            <text:p text:style-name="P35"><text:s/>"81810"</text:p>
          </table:table-cell>
          <table:table-cell table:style-name="Таблица1.A2" office:value-type="string">
            <text:p text:style-name="P35"><text:s/>8674</text:p>
          </table:table-cell>
          <table:table-cell table:style-name="Таблица1.D2" office:value-type="string">
            <text:p text:style-name="P35"><text:s/>1860</text:p>
          </table:table-cell>
        </table:table-row>
        <table:table-row>
          <table:table-cell table:style-name="Таблица1.A2" office:value-type="string">
            <text:p text:style-name="P35"><text:s/>"4008"</text:p>
          </table:table-cell>
          <table:table-cell table:style-name="Таблица1.A2" office:value-type="string">
            <text:p text:style-name="P35"><text:s/>"10"</text:p>
          </table:table-cell>
          <table:table-cell table:style-name="Таблица1.A2" office:value-type="string">
            <text:p text:style-name="P35"><text:s/>8</text:p>
          </table:table-cell>
          <table:table-cell table:style-name="Таблица1.D2" office:value-type="string">
            <text:p text:style-name="P35"><text:s/>8</text:p>
          </table:table-cell>
        </table:table-row>
        <table:table-row>
          <table:table-cell table:style-name="Таблица1.A2" office:value-type="string">
            <text:p text:style-name="P35"><text:s/>"4008"</text:p>
          </table:table-cell>
          <table:table-cell table:style-name="Таблица1.A2" office:value-type="string">
            <text:p text:style-name="P35"><text:s/>"210"</text:p>
          </table:table-cell>
          <table:table-cell table:style-name="Таблица1.A2" office:value-type="string">
            <text:p text:style-name="P35"><text:s/>51</text:p>
          </table:table-cell>
          <table:table-cell table:style-name="Таблица1.D2" office:value-type="string">
            <text:p text:style-name="P35"><text:s/>11</text:p>
          </table:table-cell>
        </table:table-row>
        <table:table-row>
          <table:table-cell table:style-name="Таблица1.A2" office:value-type="string">
            <text:p text:style-name="P35"><text:s/>"4008"</text:p>
          </table:table-cell>
          <table:table-cell table:style-name="Таблица1.A2" office:value-type="string">
            <text:p text:style-name="P35"><text:s/>"410"</text:p>
          </table:table-cell>
          <table:table-cell table:style-name="Таблица1.A2" office:value-type="string">
            <text:p text:style-name="P35"><text:s/>66</text:p>
          </table:table-cell>
          <table:table-cell table:style-name="Таблица1.D2" office:value-type="string">
            <text:p text:style-name="P35"><text:s/>22</text:p>
          </table:table-cell>
        </table:table-row>
        <table:table-row>
          <table:table-cell table:style-name="Таблица1.A2" office:value-type="string">
            <text:p text:style-name="P35"><text:s/>"4008"</text:p>
          </table:table-cell>
          <table:table-cell table:style-name="Таблица1.A2" office:value-type="string">
            <text:p text:style-name="P35"><text:s/>"610"</text:p>
          </table:table-cell>
          <table:table-cell table:style-name="Таблица1.A2" office:value-type="string">
            <text:p text:style-name="P35"><text:s/>119</text:p>
          </table:table-cell>
          <table:table-cell table:style-name="Таблица1.D2" office:value-type="string">
            <text:p text:style-name="P35"><text:s/>30</text:p>
          </table:table-cell>
        </table:table-row>
        <table:table-row>
          <table:table-cell table:style-name="Таблица1.A2" office:value-type="string">
            <text:p text:style-name="P35"><text:s/>"4008"</text:p>
          </table:table-cell>
          <table:table-cell table:style-name="Таблица1.A2" office:value-type="string">
            <text:p text:style-name="P35"><text:s/>"810"</text:p>
          </table:table-cell>
          <table:table-cell table:style-name="Таблица1.A2" office:value-type="string">
            <text:p text:style-name="P35"><text:s/>160</text:p>
          </table:table-cell>
          <table:table-cell table:style-name="Таблица1.D2" office:value-type="string">
            <text:p text:style-name="P35"><text:s/>42</text:p>
          </table:table-cell>
        </table:table-row>
        <table:table-row>
          <table:table-cell table:style-name="Таблица1.A2" office:value-type="string">
            <text:p text:style-name="P35"><text:s/>"4008"</text:p>
          </table:table-cell>
          <table:table-cell table:style-name="Таблица1.A2" office:value-type="string">
            <text:p text:style-name="P35"><text:s/>"1010"</text:p>
          </table:table-cell>
          <table:table-cell table:style-name="Таблица1.A2" office:value-type="string">
            <text:p text:style-name="P35"><text:s/>168</text:p>
          </table:table-cell>
          <table:table-cell table:style-name="Таблица1.D2" office:value-type="string">
            <text:p text:style-name="P35"><text:s/>52</text:p>
          </table:table-cell>
        </table:table-row>
        <table:table-row>
          <table:table-cell table:style-name="Таблица1.A2" office:value-type="string">
            <text:p text:style-name="P35"><text:s/>"4008"</text:p>
          </table:table-cell>
          <table:table-cell table:style-name="Таблица1.A2" office:value-type="string">
            <text:p text:style-name="P35"><text:s/>"3030"</text:p>
          </table:table-cell>
          <table:table-cell table:style-name="Таблица1.A2" office:value-type="string">
            <text:p text:style-name="P35"><text:s/>504</text:p>
          </table:table-cell>
          <table:table-cell table:style-name="Таблица1.D2" office:value-type="string">
            <text:p text:style-name="P35"><text:s/>161</text:p>
          </table:table-cell>
        </table:table-row>
        <table:table-row>
          <table:table-cell table:style-name="Таблица1.A2" office:value-type="string">
            <text:p text:style-name="P35"><text:s/>"4008"</text:p>
          </table:table-cell>
          <table:table-cell table:style-name="Таблица1.A2" office:value-type="string">
            <text:p text:style-name="P35"><text:s/>"9090"</text:p>
          </table:table-cell>
          <table:table-cell table:style-name="Таблица1.A2" office:value-type="string">
            <text:p text:style-name="P35"><text:s/>1392</text:p>
          </table:table-cell>
          <table:table-cell table:style-name="Таблица1.D2" office:value-type="string">
            <text:p text:style-name="P35"><text:s/>441</text:p>
          </table:table-cell>
        </table:table-row>
        <table:table-row>
          <table:table-cell table:style-name="Таблица1.A2" office:value-type="string">
            <text:p text:style-name="P35"><text:s/>"4008"</text:p>
          </table:table-cell>
          <table:table-cell table:style-name="Таблица1.A2" office:value-type="string">
            <text:p text:style-name="P35"><text:s/>"27270"</text:p>
          </table:table-cell>
          <table:table-cell table:style-name="Таблица1.A2" office:value-type="string">
            <text:p text:style-name="P35"><text:s/>4068</text:p>
          </table:table-cell>
          <table:table-cell table:style-name="Таблица1.D2" office:value-type="string">
            <text:p text:style-name="P35"><text:s/>1391</text:p>
          </table:table-cell>
        </table:table-row>
        <table:table-row>
          <table:table-cell table:style-name="Таблица1.A2" office:value-type="string">
            <text:p text:style-name="P35"><text:s/>"4008"</text:p>
          </table:table-cell>
          <table:table-cell table:style-name="Таблица1.A2" office:value-type="string">
            <text:p text:style-name="P35"><text:s/>"81810"</text:p>
          </table:table-cell>
          <table:table-cell table:style-name="Таблица1.A2" office:value-type="string">
            <text:p text:style-name="P35"><text:s/>13280</text:p>
          </table:table-cell>
          <table:table-cell table:style-name="Таблица1.D2" office:value-type="string">
            <text:p text:style-name="P35"><text:s/>4399</text:p>
          </table:table-cell>
        </table:table-row>
        <table:table-row>
          <table:table-cell table:style-name="Таблица1.A2" office:value-type="string">
            <text:p text:style-name="P35"><text:s/>"8016"</text:p>
          </table:table-cell>
          <table:table-cell table:style-name="Таблица1.A2" office:value-type="string">
            <text:p text:style-name="P35"><text:s/>"10"</text:p>
          </table:table-cell>
          <table:table-cell table:style-name="Таблица1.A2" office:value-type="string">
            <text:p text:style-name="P35"><text:s/>10</text:p>
          </table:table-cell>
          <table:table-cell table:style-name="Таблица1.D2" office:value-type="string">
            <text:p text:style-name="P35"><text:s/>6</text:p>
          </table:table-cell>
        </table:table-row>
        <table:table-row>
          <table:table-cell table:style-name="Таблица1.A2" office:value-type="string">
            <text:p text:style-name="P35"><text:s/>"8016"</text:p>
          </table:table-cell>
          <table:table-cell table:style-name="Таблица1.A2" office:value-type="string">
            <text:p text:style-name="P35"><text:s/>"210"</text:p>
          </table:table-cell>
          <table:table-cell table:style-name="Таблица1.A2" office:value-type="string">
            <text:p text:style-name="P35"><text:s/>84</text:p>
          </table:table-cell>
          <table:table-cell table:style-name="Таблица1.D2" office:value-type="string">
            <text:p text:style-name="P35"><text:s/>28</text:p>
          </table:table-cell>
        </table:table-row>
        <table:table-row>
          <table:table-cell table:style-name="Таблица1.A2" office:value-type="string">
            <text:p text:style-name="P35"><text:s/>"8016"</text:p>
          </table:table-cell>
          <table:table-cell table:style-name="Таблица1.A2" office:value-type="string">
            <text:p text:style-name="P35"><text:s/>"410"</text:p>
          </table:table-cell>
          <table:table-cell table:style-name="Таблица1.A2" office:value-type="string">
            <text:p text:style-name="P35"><text:s/>150</text:p>
          </table:table-cell>
          <table:table-cell table:style-name="Таблица1.D2" office:value-type="string">
            <text:p text:style-name="P35"><text:s/>56</text:p>
          </table:table-cell>
        </table:table-row>
        <table:table-row>
          <table:table-cell table:style-name="Таблица1.A2" office:value-type="string">
            <text:p text:style-name="P35"><text:s/>"8016"</text:p>
          </table:table-cell>
          <table:table-cell table:style-name="Таблица1.A2" office:value-type="string">
            <text:p text:style-name="P35"><text:s/>"610"</text:p>
          </table:table-cell>
          <table:table-cell table:style-name="Таблица1.A2" office:value-type="string">
            <text:p text:style-name="P35"><text:s/>219</text:p>
          </table:table-cell>
          <table:table-cell table:style-name="Таблица1.D2" office:value-type="string">
            <text:p text:style-name="P35"><text:s/>73</text:p>
          </table:table-cell>
        </table:table-row>
        <table:table-row>
          <table:table-cell table:style-name="Таблица1.A2" office:value-type="string">
            <text:p text:style-name="P35"><text:s/>"8016"</text:p>
          </table:table-cell>
          <table:table-cell table:style-name="Таблица1.A2" office:value-type="string">
            <text:p text:style-name="P35"><text:s/>"810"</text:p>
          </table:table-cell>
          <table:table-cell table:style-name="Таблица1.A2" office:value-type="string">
            <text:p text:style-name="P35"><text:s/>278</text:p>
          </table:table-cell>
          <table:table-cell table:style-name="Таблица1.D2" office:value-type="string">
            <text:p text:style-name="P35"><text:s/>97</text:p>
          </table:table-cell>
        </table:table-row>
        <table:table-row>
          <table:table-cell table:style-name="Таблица1.A2" office:value-type="string">
            <text:p text:style-name="P35"><text:s/>"8016"</text:p>
          </table:table-cell>
          <table:table-cell table:style-name="Таблица1.A2" office:value-type="string">
            <text:p text:style-name="P35"><text:s/>"1010"</text:p>
          </table:table-cell>
          <table:table-cell table:style-name="Таблица1.A2" office:value-type="string">
            <text:p text:style-name="P35"><text:s/>333</text:p>
          </table:table-cell>
          <table:table-cell table:style-name="Таблица1.D2" office:value-type="string">
            <text:p text:style-name="P35"><text:s/>119</text:p>
          </table:table-cell>
        </table:table-row>
        <table:table-row>
          <table:table-cell table:style-name="Таблица1.A2" office:value-type="string">
            <text:p text:style-name="P35"><text:s/>"8016"</text:p>
          </table:table-cell>
          <table:table-cell table:style-name="Таблица1.A2" office:value-type="string">
            <text:p text:style-name="P35"><text:s/>"3030"</text:p>
          </table:table-cell>
          <table:table-cell table:style-name="Таблица1.A2" office:value-type="string">
            <text:p text:style-name="P35"><text:s/>976</text:p>
          </table:table-cell>
          <table:table-cell table:style-name="Таблица1.D2" office:value-type="string">
            <text:p text:style-name="P35"><text:s/>345</text:p>
          </table:table-cell>
        </table:table-row>
        <table:table-row>
          <table:table-cell table:style-name="Таблица1.A2" office:value-type="string">
            <text:p text:style-name="P35"><text:s/>"8016"</text:p>
          </table:table-cell>
          <table:table-cell table:style-name="Таблица1.A2" office:value-type="string">
            <text:p text:style-name="P35"><text:s/>"9090"</text:p>
          </table:table-cell>
          <table:table-cell table:style-name="Таблица1.A2" office:value-type="string">
            <text:p text:style-name="P35"><text:s/>2873</text:p>
          </table:table-cell>
          <table:table-cell table:style-name="Таблица1.D2" office:value-type="string">
            <text:p text:style-name="P35"><text:s/>1040</text:p>
          </table:table-cell>
        </table:table-row>
        <table:table-row>
          <table:table-cell table:style-name="Таблица1.A2" office:value-type="string">
            <text:p text:style-name="P35"><text:s/>"8016"</text:p>
          </table:table-cell>
          <table:table-cell table:style-name="Таблица1.A2" office:value-type="string">
            <text:p text:style-name="P35"><text:s/>"27270"</text:p>
          </table:table-cell>
          <table:table-cell table:style-name="Таблица1.A2" office:value-type="string">
            <text:p text:style-name="P35"><text:s/>8575</text:p>
          </table:table-cell>
          <table:table-cell table:style-name="Таблица1.D2" office:value-type="string">
            <text:p text:style-name="P35"><text:s/>3008</text:p>
          </table:table-cell>
        </table:table-row>
        <table:table-row>
          <table:table-cell table:style-name="Таблица1.A2" office:value-type="string">
            <text:p text:style-name="P35"><text:s/>"8016"</text:p>
          </table:table-cell>
          <table:table-cell table:style-name="Таблица1.A2" office:value-type="string">
            <text:p text:style-name="P35"><text:s/>"81810"</text:p>
          </table:table-cell>
          <table:table-cell table:style-name="Таблица1.A2" office:value-type="string">
            <text:p text:style-name="P35"><text:s/>31168</text:p>
          </table:table-cell>
          <table:table-cell table:style-name="Таблица1.D2" office:value-type="string">
            <text:p text:style-name="P35"><text:s/>46126</text:p>
          </table:table-cell>
        </table:table-row>
      </table:table>
      <text:p text:style-name="P29"/>
      <text:p text:style-name="P22">Как видно из данных, при <text:span text:style-name="T14">выполнении работы программ, время выполнения разительно отличается друг от друга. Вроде бы время работы многопоточного приложения <text:s/>должно быть в разы меньше времени работы однопоточного приложения, но здесь отслеживается тенденция работы приложения предыдущей лабораторной работы, хотя потоки работают с различными объектами, что не должно сильно влиять на доступ к данным файлов. Вероятнее всего причина кроется в следующем. Потоки улучшают производительность на задачах связанных с вычислениями на процессоре, распределяя потоки на разных ядрах процессора (или процессорах). При чтении данных с диска мы упираемся в пропускную способность контроллера жесткого диска, т.е. сколько потоков мы бы не создали, от этого быстрее читать они не смогут (что вероятно не касается SSD накопителей, они имею скорость чтения в разы превышающую скорость обычного HDD). Но при этом у нас появляются задержки во времени при работе с потоками, что связано с взаимной блокировкой и состоянием гонки.</text:span></text:p>
      <text:p text:style-name="P23"><text:soft-page-break/>Взаимная блокировка — это ситуация, при которой несколько потоков находятся в режиме ожидания ресурсов, занятых другим потоком, и ни один из них не может продолжить выполнение. В нашем случае это достигается путем синхронизации методов доступа к <text:span text:style-name="T16">общим</text:span> данным, <text:span text:style-name="T16">работу с которыми нам необходимо проводить</text:span>.</text:p>
      <text:p text:style-name="P23">Состояние гонки — <text:span text:style-name="T15">ситуация, в которой работа приложения зависит от того в какой последовательности будут выполняться потоки. Хотя здесь по времени мы много терять не должны, так-как мы стараемся переключаться между потоками чтения данных из файла и потоком сравнения полученных данных, что должно свести к минимуму возможность ситуации гонки.</text:span></text:p>
      <text:p text:style-name="P37"/>
      <text:p text:style-name="P7"/>
      <text:p text:style-name="P10">5. Вывод по работе</text:p>
      <text:p text:style-name="P21"><text:span text:style-name="T6">М</text:span>ногопоточность хорошо работает в двух случаях. Когда у потоков нет общих данных или когда нужно не дать потоку заблокироваться надолго. <text:span text:style-name="T15">В нашем случае на производительность могла повлиять пропускная способность контроллера жесткого диска, которая не позволяется обрабатывать данные с максимально возможной скоростью, а так-же взаимная блокировка ресурсов которая необходима для корректной обработки общих данных, чтобы на момент чтения данных из переменных, они были актуальны, если блокировку не использовать, то можно получить некорректный результат на выводе программы. Поэтому встает вопрос о целесообразности использования потоков, при проведении операции сравнения данных двух файлов, хотя при использовании в приложении с графическим интерфейсом это было бы актуальным, дабы избавиться от эфекта подвисания приложения, путем выполнения операции сравнения и чтения в отдельным потоках, а в основном потоке можно было бы проводить отрисовку процесса текущего состояния де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02:31:38.211100545</meta:creation-date>
    <dc:date>2019-12-16T06:50:38.276186815</dc:date>
    <meta:editing-duration>PT51M2S</meta:editing-duration>
    <meta:editing-cycles>8</meta:editing-cycles>
    <meta:generator>LibreOffice/6.0.7.3$Linux_X86_64 LibreOffice_project/00m0$Build-3</meta:generator>
    <meta:document-statistic meta:table-count="1" meta:image-count="0" meta:object-count="0" meta:page-count="17" meta:paragraph-count="887" meta:word-count="2922" meta:character-count="25529" meta:non-whitespace-character-count="18094"/>
  </office:meta>
</office:document-meta>
</file>